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180000000A473814DA659D9BB6.png" manifest:media-type="image/png"/>
  <manifest:file-entry manifest:full-path="Pictures/10000A6100000284000001104D78514A8D12298F.svg" manifest:media-type="image/svg+xml"/>
  <manifest:file-entry manifest:full-path="Pictures/10000201000000580000000EEBF79763E8152E65.png" manifest:media-type="image/png"/>
  <manifest:file-entry manifest:full-path="Pictures/100029100000091E0000017A294B4D9643377357.svg" manifest:media-type="image/svg+xml"/>
  <manifest:file-entry manifest:full-path="Pictures/10000201000000600000000E736C8E6FFA1D7734.png" manifest:media-type="image/png"/>
  <manifest:file-entry manifest:full-path="Pictures/10002D40000009E30000017A5116D9D8A20B193A.svg" manifest:media-type="image/svg+xml"/>
  <manifest:file-entry manifest:full-path="Pictures/100002010000000A0000000D04B842EE9B5B1FE7.png" manifest:media-type="image/png"/>
  <manifest:file-entry manifest:full-path="Pictures/1000065B0000010E00000162FCFB35D1D8515BA7.svg" manifest:media-type="image/svg+xml"/>
  <manifest:file-entry manifest:full-path="Pictures/100002010000000A000000090FA36B0E918CAB93.png" manifest:media-type="image/png"/>
  <manifest:file-entry manifest:full-path="Pictures/100004AC0000010E000000E68FC9AA97A98CA5EA.svg" manifest:media-type="image/svg+xml"/>
  <manifest:file-entry manifest:full-path="Pictures/100002010000005C0000000E897E01D549C0E8E7.png" manifest:media-type="image/png"/>
  <manifest:file-entry manifest:full-path="Pictures/10000201000000460000000E93C0922E4F76B0CF.png" manifest:media-type="image/png"/>
  <manifest:file-entry manifest:full-path="Pictures/10002549000007390000017A230D763EC99553B1.svg" manifest:media-type="image/svg+xml"/>
  <manifest:file-entry manifest:full-path="Pictures/1000223D000009850000017AE9A1E85550F6C50D.svg" manifest:media-type="image/svg+xml"/>
  <manifest:file-entry manifest:full-path="Pictures/TablePreview2.svm" manifest:media-type=""/>
  <manifest:file-entry manifest:full-path="Pictures/100002010000005A0000000E21573AA225632D51.png" manifest:media-type="image/png"/>
  <manifest:file-entry manifest:full-path="Pictures/10003D4F000009300000017A3AEEB71D68B478F7.svg" manifest:media-type="image/svg+xml"/>
  <manifest:file-entry manifest:full-path="Pictures/100002010000006300000087F2D3CB5DB04800F0.png" manifest:media-type="image/png"/>
  <manifest:file-entry manifest:full-path="Pictures/100002010000000D00000006D4BF5C9AF54BAFB3.png" manifest:media-type="image/png"/>
  <manifest:file-entry manifest:full-path="Pictures/100015640000057C0000011445D3693F4E11FDB0.svg" manifest:media-type="image/svg+xml"/>
  <manifest:file-entry manifest:full-path="Pictures/100054D300000D3C0000017AD5F93FB636BA0BF5.svg" manifest:media-type="image/svg+xml"/>
  <manifest:file-entry manifest:full-path="Pictures/TablePreview1.svm" manifest:media-type=""/>
  <manifest:file-entry manifest:full-path="Pictures/100005A5000000C200000110DF0D960365839684.svg" manifest:media-type="image/svg+xml"/>
  <manifest:file-entry manifest:full-path="Pictures/TablePreview3.svm" manifest:media-type=""/>
  <manifest:file-entry manifest:full-path="Pictures/1000000000000020000000204B249CA79A42C6D7.png" manifest:media-type="image/png"/>
  <manifest:file-entry manifest:full-path="Pictures/10000201000000590000000E3C4BBD4E79746147.png" manifest:media-type="image/png"/>
  <manifest:file-entry manifest:full-path="Pictures/10003E14000009420000017AC125330ACC758EF7.svg" manifest:media-type="image/svg+xml"/>
  <manifest:file-entry manifest:full-path="Pictures/10000201000000800000000E7625BDCFB3851B95.png" manifest:media-type="image/png"/>
  <manifest:file-entry manifest:full-path="Pictures/10000201000000350000000A58742C9D7795A30A.png" manifest:media-type="image/png"/>
  <manifest:file-entry manifest:full-path="Pictures/10000E13000002A0000001596A669D5A3C84030B.svg" manifest:media-type="image/svg+xml"/>
  <manifest:file-entry manifest:full-path="Pictures/100002010000028400000087DC8161E4778AF136.png" manifest:media-type="image/png"/>
  <manifest:file-entry manifest:full-path="Pictures/10000201000000190000000D95DA970445A48B5B.png" manifest:media-type="image/png"/>
  <manifest:file-entry manifest:full-path="Pictures/10000201000000070000000AEFB7DAD54F55679B.png" manifest:media-type="image/png"/>
  <manifest:file-entry manifest:full-path="Pictures/1000065E0000014B00000093C08406CAC4370DD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adornments="Regular"/>
    <style:font-face style:name="Fira Mono" svg:font-family="'Fira Mono'" style:font-adornments="Regular"/>
    <style:font-face style:name="Fira Sans Light6" svg:font-family="'Fira Sans Light'" style:font-adornments="Regular"/>
    <style:font-face style:name="Fira Sans Light5" svg:font-family="'Fira Sans Light'" style:font-family-generic="swiss"/>
    <style:font-face style:name="Fira Sans Light3" svg:font-family="'Fira Sans Light'" style:font-adornments="Regular" style:font-family-generic="swiss"/>
    <style:font-face style:name="Fira Code2" svg:font-family="'Fira Code'" style:font-pitch="fixed"/>
    <style:font-face style:name="Fira Code1" svg:font-family="'Fira Code'" style:font-adornments="Regular" style:font-pitch="fixed"/>
    <style:font-face style:name="Fira Mono2" svg:font-family="'Fira Mono'" style:font-pitch="fixed"/>
    <style:font-face style:name="Fira Mono1" svg:font-family="'Fira Mono'" style:font-adornments="Regular" style:font-pitch="fixed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4" svg:font-family="'Fira Sans Light'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c2344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ffffff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9cm"/>
    </style:style>
    <style:style style:name="gr5" style:family="graphic" style:parent-style-name="standard">
      <style:graphic-properties draw:stroke="none" draw:fill="none" fo:min-height="5.437cm"/>
    </style:style>
    <style:style style:name="gr6" style:family="graphic" style:parent-style-name="standard">
      <style:graphic-properties draw:stroke="none" draw:fill="none" fo:min-height="6.796cm"/>
    </style:style>
    <style:style style:name="gr7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928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2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0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5cm" fo:min-width="8.795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5.993cm" fo:min-width="11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5.09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6.05cm" fo:min-width="11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15" style:family="graphic" style:parent-style-name="standard">
      <style:graphic-properties draw:textarea-horizontal-align="justify" draw:textarea-vertical-align="middle" draw:auto-grow-height="false" fo:min-height="2.15cm" fo:min-width="7.3cm"/>
    </style:style>
    <style:style style:name="gr16" style:family="graphic" style:parent-style-name="objectwithoutfill">
      <style:graphic-properties draw:marker-end="Arrow" draw:fill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5.369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3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7.557cm"/>
    </style:style>
    <style:style style:name="gr20" style:family="graphic" style:parent-style-name="standard">
      <style:graphic-properties draw:textarea-horizontal-align="justify" draw:textarea-vertical-align="middle" draw:auto-grow-height="false" fo:min-height="0.755cm" fo:min-width="0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7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1cm"/>
    </style:style>
    <style:style style:name="gr25" style:family="graphic" style:parent-style-name="standard">
      <style:graphic-properties draw:fill="none" draw:fill-color="#6ec4e8" draw:textarea-horizontal-align="justify" draw:textarea-vertical-align="middle" draw:auto-grow-height="false" fo:min-height="1.15cm" fo:min-width="3.5cm"/>
    </style:style>
    <style:style style:name="gr26" style:family="graphic" style:parent-style-name="standard">
      <style:graphic-properties draw:fill="none" draw:fill-color="#6ec4e8" draw:textarea-horizontal-align="justify" draw:textarea-vertical-align="middle" draw:auto-grow-height="false" fo:min-height="1.15cm" fo:min-width="4.1cm"/>
    </style:style>
    <style:style style:name="gr27" style:family="graphic" style:parent-style-name="standard">
      <style:graphic-properties draw:fill="none" draw:fill-color="#6ec4e8" draw:textarea-horizontal-align="justify" draw:textarea-vertical-align="middle" draw:auto-grow-height="false" fo:min-height="1.15cm" fo:min-width="8.7cm"/>
    </style:style>
    <style:style style:name="gr28" style:family="graphic" style:parent-style-name="standard">
      <style:graphic-properties draw:fill="none" draw:fill-color="#6ec4e8" draw:textarea-horizontal-align="justify" draw:textarea-vertical-align="middle" draw:auto-grow-height="false" fo:min-height="1.15cm" fo:min-width="11.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2.9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1" style:family="graphic" style:parent-style-name="objectwithoutfill">
      <style:graphic-properties draw:fill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4.03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84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751cm"/>
    </style:style>
    <style:style style:name="gr41" style:family="graphic" style:parent-style-name="standard">
      <style:graphic-properties svg:stroke-color="#0369a3" draw:fill="none" draw:textarea-horizontal-align="justify" draw:textarea-vertical-align="middle" draw:auto-grow-height="false" fo:min-height="5.124cm" fo:min-width="13.784cm"/>
    </style:style>
    <style:style style:name="gr42" style:family="graphic" style:parent-style-name="standard">
      <style:graphic-properties draw:textarea-horizontal-align="justify" draw:textarea-vertical-align="middle" draw:auto-grow-height="false" fo:min-height="1.602cm" fo:min-width="6.908cm" fo:wrap-option="no-wrap"/>
    </style:style>
    <style:style style:name="gr43" style:family="graphic" style:parent-style-name="standard">
      <style:graphic-properties svg:stroke-color="#0369a3" draw:fill="none" draw:textarea-horizontal-align="justify" draw:textarea-vertical-align="middle" draw:auto-grow-height="false" fo:min-height="0.74cm" fo:min-width="0.4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45" style:family="graphic" style:parent-style-name="standard">
      <style:graphic-properties draw:stroke="none" draw:fill="none" fo:min-height="1.132cm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3.084cm" fo:min-width="10.056cm" fo:wrap-option="no-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5.002cm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3.084cm" fo:min-width="10.056cm" fo:wrap-option="no-wrap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3.084cm" fo:min-width="10.056cm" fo:wrap-option="no-wrap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0.002cm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3.084cm" fo:min-width="10.056cm" fo:wrap-option="no-wrap"/>
    </style:style>
    <style:style style:name="gr52" style:family="graphic" style:parent-style-name="standard">
      <style:graphic-properties svg:stroke-color="#0369a3" draw:fill="none" draw:textarea-horizontal-align="justify" draw:textarea-vertical-align="middle" draw:auto-grow-height="false" fo:min-height="3.173cm" fo:min-width="4.02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1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61cm" fo:min-width="0cm"/>
    </style:style>
    <style:style style:name="gr55" style:family="graphic" style:parent-style-name="standard">
      <style:graphic-properties draw:stroke="none" draw:fill="none" fo:min-height="0.98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56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53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423cm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3.084cm" fo:min-width="9.686cm" fo:wrap-option="no-wrap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9cm" fo:min-width="8.33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6.95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8.59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6.02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9cm" fo:min-width="6.77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0.78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59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25.37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6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7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5.268cm"/>
    </style:style>
    <style:style style:name="gr76" style:family="graphic" style:parent-style-name="standard">
      <style:graphic-properties svg:stroke-color="#3465a4" draw:fill="none" draw:textarea-horizontal-align="justify" draw:textarea-vertical-align="middle" draw:auto-grow-height="false" fo:min-height="8.15cm" fo:min-width="22.5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9cm"/>
    </style:style>
    <style:style style:name="gr78" style:family="graphic" style:parent-style-name="standard">
      <style:graphic-properties draw:stroke="none" draw:fill="none" fo:min-height="13.762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9cm"/>
    </style:style>
    <style:style style:name="pr1" style:family="presentation" style:parent-style-name="file_3a__2f__2f__2f_home_2f_sb17498_2f_.config_2f_libreoffice_2f_4_2f_user_2f_template_2f_MetropolisTemplate.otp3-title">
      <style:graphic-properties fo:min-height="4.3cm"/>
    </style:style>
    <style:style style:name="pr2" style:family="presentation" style:parent-style-name="file_3a__2f__2f__2f_home_2f_sb17498_2f_.config_2f_libreoffice_2f_4_2f_user_2f_template_2f_MetropolisTemplate.otp3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4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r5" style:family="presentation" style:parent-style-name="file_3a__2f__2f__2f_home_2f_sb17498_2f_.config_2f_libreoffice_2f_4_2f_user_2f_template_2f_MetropolisTemplate.otp1-title">
      <style:graphic-properties fo:min-height="3.506cm"/>
    </style:style>
    <style:style style:name="pr6" style:family="presentation" style:parent-style-name="file_3a__2f__2f__2f_home_2f_sb17498_2f_.config_2f_libreoffice_2f_4_2f_user_2f_template_2f_MetropolisTemplate.otp1-notes">
      <style:graphic-properties draw:fill-color="#ffffff" fo:min-height="13.364cm"/>
    </style:style>
    <style:style style:name="pr7" style:family="presentation" style:parent-style-name="file_3a__2f__2f__2f_home_2f_sb17498_2f_.config_2f_libreoffice_2f_4_2f_user_2f_template_2f_MetropolisTemplate.otp1-title">
      <style:graphic-properties draw:textarea-vertical-align="bottom" fo:min-height="3.506cm"/>
    </style:style>
    <style:style style:name="pr8" style:family="presentation" style:parent-style-name="file_3a__2f__2f__2f_home_2f_sb17498_2f_.config_2f_libreoffice_2f_4_2f_user_2f_template_2f_MetropolisTemplate.otp-title">
      <style:graphic-properties fo:min-height="2.563cm"/>
    </style:style>
    <style:style style:name="pr9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8.99cm" style:use-optimal-column-width="false"/>
    </style:style>
    <style:style style:name="co2" style:family="table-column">
      <style:table-column-properties style:column-width="8.988cm" style:use-optimal-column-width="false"/>
    </style:style>
    <style:style style:name="ro1" style:family="table-row">
      <style:table-row-properties style:row-height="5.036cm"/>
    </style:style>
    <style:style style:name="ro2" style:family="table-row">
      <style:table-row-properties style:row-height="5.038cm"/>
    </style:style>
    <style:style style:name="ro3" style:family="table-row">
      <style:table-row-properties style:row-height="5.034cm"/>
    </style:style>
    <style:style style:name="ce1" style:family="table-cell">
      <style:text-properties style:font-name="Fira Sans Light5" fo:font-size="32pt" style:font-size-asian="32pt" style:font-size-complex="32pt"/>
    </style:style>
    <style:style style:name="P1" style:family="paragraph">
      <style:text-properties style:font-name="Fira Sans4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color="#ffffff" fo:font-size="2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ira Sans Light3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48pt" style:font-size-asian="48pt" style:font-size-complex="48pt"/>
    </style:style>
    <style:style style:name="P13" style:family="paragraph">
      <loext:graphic-properties draw:fill-color="#000000"/>
      <style:paragraph-properties fo:text-align="start"/>
      <style:text-properties fo:color="#43c330" style:font-name="Fira Mono2" fo:font-size="24pt" style:font-size-asian="24pt" style:font-size-complex="24pt"/>
    </style:style>
    <style:style style:name="P14" style:family="paragraph">
      <loext:graphic-properties draw:fill-color="#000000"/>
      <style:paragraph-properties fo:text-align="start"/>
      <style:text-properties fo:color="#43c330" style:font-name="Fira Mono2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fo:color="#ffffff"/>
    </style:style>
    <style:style style:name="P17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text-properties style:font-name="Fira Code2"/>
    </style:style>
    <style:style style:name="P19" style:family="paragraph">
      <loext:graphic-properties draw:fill="none" draw:fill-color="#6ec4e8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style:font-name="Fira Code2" fo:font-size="28pt" style:font-size-asian="28pt" style:font-size-complex="28pt"/>
    </style:style>
    <style:style style:name="P22" style:family="paragraph">
      <loext:graphic-properties draw:fill="none" draw:fill-color="#ffffff"/>
      <style:text-properties fo:color="#43c330" style:font-name="Fira Sans Light5" fo:font-size="48pt" fo:font-weight="bold" style:font-size-asian="48pt" style:font-weight-asian="bold" style:font-size-complex="48pt" style:font-weight-complex="bold"/>
    </style:style>
    <style:style style:name="P23" style:family="paragraph">
      <loext:graphic-properties draw:fill="none" draw:fill-color="#ffffff"/>
      <style:text-properties fo:font-size="100pt" fo:font-weight="bold" style:font-size-asian="100pt" style:font-weight-asian="bold" style:font-size-complex="100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>
        <style:tab-stops/>
      </style:paragraph-properties>
      <style:text-properties style:font-name="Fira Code2" fo:font-size="28pt" style:font-size-asian="28pt" style:font-size-complex="2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loext:graphic-properties draw:fill="none" draw:fill-color="#ffffff"/>
      <style:paragraph-properties fo:text-align="start"/>
      <style:text-properties style:font-name="Fira Code2" fo:font-size="32pt" style:font-size-asian="32pt" style:font-size-complex="32pt"/>
    </style:style>
    <style:style style:name="P29" style:family="paragraph">
      <loext:graphic-properties draw:fill="none" draw:fill-color="#ffffff"/>
      <style:text-properties style:font-name="Fira Code2" fo:font-size="32pt" style:font-size-asian="32pt" style:font-size-complex="32pt"/>
    </style:style>
    <style:style style:name="P30" style:family="paragraph">
      <style:paragraph-properties fo:margin-left="0cm" fo:margin-right="0cm" fo:margin-top="0.7cm" fo:margin-bottom="0.7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42pt" fo:font-weight="normal" style:font-size-asian="42pt" style:font-weight-asian="normal" style:font-size-complex="42pt" style:font-weight-complex="normal"/>
    </style:style>
    <style:style style:name="P34" style:family="paragraph">
      <loext:graphic-properties draw:fill="none" draw:fill-color="#ffffff"/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P35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6" style:family="paragraph">
      <loext:graphic-properties draw:fill="none" draw:fill-color="#ffffff"/>
      <style:text-properties fo:font-size="22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22pt" fo:hyphenate="false"/>
    </style:style>
    <style:style style:name="P38" style:family="paragraph">
      <loext:graphic-properties draw:fill="none" draw:fill-color="#ffffff"/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39" style:family="paragraph">
      <loext:graphic-properties draw:fill="none" draw:fill-color="#ffffff"/>
      <style:text-properties fo:font-size="36pt"/>
    </style:style>
    <style:style style:name="P40" style:family="paragraph">
      <loext:graphic-properties draw:fill="none"/>
      <style:text-properties fo:font-size="36pt" style:font-size-asian="36pt" style:font-size-complex="36pt"/>
    </style:style>
    <style:style style:name="P41" style:family="paragraph">
      <style:paragraph-properties fo:margin-left="0cm" fo:margin-right="0cm" fo:margin-top="0.8cm" fo:margin-bottom="1.168cm" fo:text-indent="0cm"/>
    </style:style>
    <style:style style:name="P42" style:family="paragraph">
      <style:text-properties fo:font-size="42pt" style:font-size-asian="42pt" style:font-size-complex="42pt"/>
    </style:style>
    <style:style style:name="P43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Fira Sans Light3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none"/>
      <style:text-properties fo:color="#ffffff" fo:font-size="36pt" style:font-size-asian="36pt" style:font-size-complex="36pt"/>
    </style:style>
    <style:style style:name="T1" style:family="text">
      <style:text-properties fo:color="#fffff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Fira Sans Light3" fo:font-size="3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36pt" style:language-asian="zh" style:country-asian="CN" style:font-style-asian="normal" style:font-weight-asian="bold" style:font-name-complex="FreeSans2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Fira Sans Light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32pt" style:language-asian="zh" style:country-asian="CN" style:font-style-asian="normal" style:font-weight-asian="normal" style:font-name-complex="FreeSans2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Fira Sans Light3" fo:font-size="3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32pt" style:language-asian="zh" style:country-asian="CN" style:font-style-asian="normal" style:font-weight-asian="bold" style:font-name-complex="FreeSans2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Fira Sans Light3" fo:font-size="32pt" fo:letter-spacing="normal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WenQuanYi Zen Hei" style:font-size-asian="32pt" style:language-asian="zh" style:country-asian="CN" style:font-style-asian="italic" style:font-weight-asian="normal" style:font-name-complex="FreeSans2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Fira Sans Light3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4pt" style:language-asian="zh" style:country-asian="CN" style:font-style-asian="normal" style:font-weight-asian="normal" style:font-name-complex="FreeSans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43c330" style:font-name="Fira Mono2" fo:font-size="24pt" style:font-size-asian="24pt" style:font-size-complex="24pt"/>
    </style:style>
    <style:style style:name="T10" style:family="text">
      <style:text-properties fo:color="#43c330" style:font-name="Fira Mono2" fo:font-size="22pt" style:font-size-asian="22pt" style:font-size-complex="22pt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text-position="0% 100%" style:font-name="Fira Code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Fira Code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b00040" style:text-outline="false" style:text-line-through-style="none" style:text-line-through-type="none" style:text-position="0% 100%" style:font-name="Fira Code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Fira Code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aa22ff" style:text-outline="false" style:text-line-through-style="none" style:text-line-through-type="none" style:text-position="0% 100%" style:font-name="Fira Code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text-position="0% 100%" style:font-name="Fira Code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Fira Code2" fo:font-size="32pt" style:font-size-asian="32pt" style:font-size-complex="32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text-position="0% 100%" style:font-name="Fira Code2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8pt" style:language-asian="zh" style:country-asian="CN" style:font-style-asian="normal" style:font-weight-asian="normal" style:font-name-complex="FreeSans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Fira Code2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8pt" style:language-asian="zh" style:country-asian="CN" style:font-style-asian="normal" style:font-weight-asian="normal" style:font-name-complex="FreeSans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aa22ff" style:text-outline="false" style:text-line-through-style="none" style:text-line-through-type="none" style:text-position="0% 100%" style:font-name="Fira Code2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8pt" style:language-asian="zh" style:country-asian="CN" style:font-style-asian="normal" style:font-weight-asian="normal" style:font-name-complex="FreeSans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b00040" style:text-outline="false" style:text-line-through-style="none" style:text-line-through-type="none" style:text-position="0% 100%" style:font-name="Fira Code2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8pt" style:language-asian="zh" style:country-asian="CN" style:font-style-asian="normal" style:font-weight-asian="normal" style:font-name-complex="FreeSans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font-name="Fira Code2" fo:font-size="28pt" style:font-size-asian="28pt" style:font-size-complex="28pt"/>
    </style:style>
    <style:style style:name="T24" style:family="text">
      <style:text-properties fo:color="#43c330" style:font-name="Fira Sans Light5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100pt" fo:font-weight="bold" style:font-size-asian="100pt" style:font-weight-asian="bold" style:font-size-complex="100pt" style:font-weight-complex="bold"/>
    </style:style>
    <style:style style:name="T26" style:family="text">
      <style:text-properties style:font-name="Fira Sans Light5" fo:font-size="32pt" style:font-size-asian="32pt" style:font-size-complex="32pt"/>
    </style:style>
    <style:style style:name="T27" style:family="text">
      <style:text-properties fo:font-variant="normal" fo:text-transform="none" fo:color="#666666" style:text-outline="false" style:text-line-through-style="none" style:text-line-through-type="none" style:text-position="0% 100%" style:font-name="Fira Code2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8pt" style:language-asian="zh" style:country-asian="CN" style:font-style-asian="normal" style:font-weight-asian="normal" style:font-name-complex="FreeSans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ff0000" style:font-name="Fira Sans Light5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Fira Code2" fo:font-size="32pt" fo:font-style="normal" style:font-size-asian="32pt" style:font-style-asian="normal" style:font-size-complex="32pt" style:font-style-complex="normal"/>
    </style:style>
    <style:style style:name="T30" style:family="text">
      <style:text-properties style:font-name="Fira Code2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style:font-name="Fira Sans Light5" fo:font-size="32pt" fo:font-style="normal" style:text-underline-style="none" style:font-size-asian="32pt" style:font-style-asian="normal" style:font-size-complex="32pt" style:font-style-complex="normal"/>
    </style:style>
    <style:style style:name="T32" style:family="text">
      <style:text-properties style:font-name="Fira Sans Light5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33" style:family="text">
      <style:text-properties style:font-name="Fira Code2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style:font-name="Fira Code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style:font-name="Fira Sans Light5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style:font-name="Fira Sans Light5" fo:font-size="32pt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font-name="Fira Code2"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Fira Code2" fo:font-size="2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8pt" style:language-asian="zh" style:country-asian="CN" style:font-style-asian="normal" style:font-weight-asian="bold" style:font-name-complex="FreeSans2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size="48pt" fo:font-style="italic" style:font-size-asian="48pt" style:font-style-asian="italic" style:font-size-complex="48pt" style:font-style-complex="itali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Fira Code2" fo:font-size="36pt" fo:font-weight="bold" style:font-size-asian="36pt" style:font-weight-asian="bold" style:font-size-complex="36pt" style:font-weight-complex="bold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font-size="36pt" fo:font-style="italic" style:font-size-asian="36pt" style:font-style-asian="italic" style:font-size-complex="36pt" style:font-style-complex="italic"/>
    </style:style>
    <style:style style:name="T46" style:family="text">
      <style:text-properties fo:font-size="36pt" fo:font-style="normal" style:font-size-asian="36pt" style:font-style-asian="normal" style:font-size-complex="36pt" style:font-style-complex="normal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42pt" fo:font-weight="bold" style:font-size-asian="42pt" style:font-weight-asian="bold" style:font-size-complex="42pt" style:font-weight-complex="bold"/>
    </style:style>
    <style:style style:name="T49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50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51" style:family="text">
      <style:text-properties style:font-name="Fira Sans Light5" fo:font-size="32pt" fo:font-weight="bold" style:font-size-asian="32pt" style:font-weight-asian="bold" style:font-size-complex="32pt" style:font-weight-complex="bold"/>
    </style:style>
    <style:style style:name="T5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55" style:family="text">
      <style:text-properties fo:font-size="32pt" fo:font-style="normal" style:font-size-asian="32pt" style:font-style-asian="normal" style:font-size-complex="32pt" style:font-style-complex="normal"/>
    </style:style>
    <style:style style:name="T56" style:family="text">
      <style:text-properties fo:font-size="36pt"/>
    </style:style>
    <style:style style:name="T57" style:family="text">
      <style:text-properties fo:font-size="36pt" fo:font-style="italic" style:font-style-asian="italic" style:font-style-complex="italic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Fira Sans Light3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36pt" style:language-asian="zh" style:country-asian="CN" style:font-style-asian="normal" style:font-weight-asian="normal" style:font-name-complex="FreeSans2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fo:color="#43c330" style:text-outline="false" style:text-line-through-style="none" style:text-line-through-type="none" style:text-position="0% 100%" style:font-name="Fira Sans Light5" fo:font-size="4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48pt" style:language-asian="zh" style:country-asian="CN" style:font-style-asian="normal" style:font-weight-asian="bold" style:font-name-complex="FreeSans2" style:font-size-complex="4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fo:color="#ff0000" style:font-name="Fira Sans Light5" fo:font-size="36pt" fo:font-weight="bold" style:font-size-asian="36pt" style:font-weight-asian="bold" style:font-size-complex="36pt" style:font-weight-complex="bold"/>
    </style:style>
    <style:style style:name="T61" style:family="text">
      <style:text-properties fo:font-size="36pt" fo:font-weight="bold" style:font-size-asian="36pt" style:font-weight-asian="bold" style:font-size-complex="36pt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text-position="0% 100%" style:font-name="Fira Sans Light3" fo:font-size="36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36pt" style:language-asian="zh" style:country-asian="CN" style:font-style-asian="italic" style:font-weight-asian="bold" style:font-name-complex="FreeSans2" style:font-size-complex="3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Fira Sans Light3" fo:font-size="42pt" fo:font-style="normal" fo:text-shadow="none" style:text-underline-style="none" fo:font-weight="normal" style:letter-kerning="true" style:font-name-asian="WenQuanYi Zen Hei" style:font-size-asian="42pt" style:font-style-asian="normal" style:font-weight-asian="normal" style:font-name-complex="FreeSans2" style:font-size-complex="4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fffff" style:text-outline="false" style:text-line-through-style="none" style:text-line-through-type="none" style:text-position="0% 100%" style:font-name="Fira Sans Light3" fo:font-size="3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36pt" style:language-asian="zh" style:country-asian="CN" style:font-style-asian="normal" style:font-weight-asian="bold" style:font-name-complex="FreeSans2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fo:color="#ffffff" style:text-outline="false" style:text-line-through-style="none" style:text-line-through-type="none" style:text-position="0% 100%" style:font-name="Fira Sans Light3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36pt" style:language-asian="zh" style:country-asian="CN" style:font-style-asian="normal" style:font-weight-asian="normal" style:font-name-complex="FreeSans2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fo:color="#ffffff" style:text-outline="false" style:text-line-through-style="none" style:text-line-through-type="none" style:text-position="0% 100%" style:font-name="Fira Sans Light3" fo:font-size="36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36pt" style:language-asian="zh" style:country-asian="CN" style:font-style-asian="italic" style:font-weight-asian="bold" style:font-name-complex="FreeSans2" style:font-size-complex="3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t Constraints, Pattern Match Analysis and SMT</presentation:footer-decl>
      <presentation:date-time-decl presentation:name="dtd1" presentation:source="current-date" style:data-style-name="D3"/>
      <draw:page draw:name="page1" draw:style-name="dp1" draw:master-page-name="file_3a__2f__2f__2f_home_2f_sb17498_2f_.config_2f_libreoffice_2f_4_2f_user_2f_template_2f_MetropolisTemplate.otp3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3cm" svg:x="1.8cm" svg:y="5.2cm" presentation:class="title" presentation:user-transformed="true">
          <draw:text-box>
            <text:p>Approximate Normalization for Gradual Dependent Types</text:p>
          </draw:text-box>
        </draw:frame>
        <draw:frame draw:style-name="gr1" draw:text-style-name="P2" draw:layer="layout" svg:width="8.2cm" svg:height="1.187cm" svg:x="1.8cm" svg:y="11.506cm">
          <draw:text-box>
            <text:p/>
          </draw:text-box>
        </draw:frame>
        <draw:frame draw:style-name="gr2" draw:text-style-name="P4" draw:layer="layout" svg:width="19.84cm" svg:height="2.537cm" svg:x="1.56cm" svg:y="11.641cm">
          <draw:text-box>
            <text:p text:style-name="P3"><text:span text:style-name="T1">Joseph Eremondi, Éric Tanter, Ronald Garcia</text:span></text:p>
            <text:p text:style-name="P3"><text:span text:style-name="T1">University of British Columbia, University of Chile/INRIA</text:span></text:p>
            <text:p text:style-name="P3"><text:span text:style-name="T1">ICFP 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Our Contributions</text:p>
          </draw:text-box>
        </draw:frame>
        <draw:frame draw:style-name="gr4" draw:text-style-name="P7" draw:layer="layout" svg:width="26.8cm" svg:height="3.609cm" svg:x="0.4cm" svg:y="3.058cm">
          <draw:text-box>
            <text:p xml:id="id1" text:id="id1" text:style-name="P6"><text:span text:style-name="T2">GDTL: </text:span></text:p>
            <text:p xml:id="id2" text:id="id2" text:style-name="P6"><text:span text:style-name="T2">Gradual Dependently Typed Language</text:span></text:p>
          </draw:text-box>
        </draw:frame>
        <draw:frame draw:style-name="gr5" draw:text-style-name="P8" draw:layer="layout" svg:width="20.759cm" svg:height="5.687cm" svg:x="0.393cm" svg:y="7.102cm">
          <draw:text-box>
            <text:list text:style-name="L1">
              <text:list-item>
                <text:p xml:id="id3" text:id="id3"><text:span text:style-name="T3">Full spectrum, universe hierarchy</text:span></text:p>
              </text:list-item>
              <text:list-item>
                <text:p xml:id="id4" text:id="id4"><text:span text:style-name="T3">Can replace any type or term with </text:span><text:span text:style-name="T4">?</text:span></text:p>
              </text:list-item>
              <text:list-item>
                <text:p xml:id="id5" text:id="id5"><text:span text:style-name="T3">Embeds fully typed &amp; untyped calculi</text:span></text:p>
              </text:list-item>
              <text:list-item>
                <text:p xml:id="id6" text:id="id6"><text:span text:style-name="T3">Decidable typechecking</text:span></text:p>
              </text:list-item>
            </text:list>
          </draw:text-box>
        </draw:frame>
        <draw:frame draw:style-name="gr6" draw:text-style-name="P8" draw:layer="layout" svg:width="18.707cm" svg:height="7.046cm" svg:x="0.393cm" svg:y="12.705cm">
          <draw:text-box>
            <text:list text:style-name="L1">
              <text:list-item>
                <text:p xml:id="id8" text:id="id8"><text:span text:style-name="T3">Proof of gradual type safety</text:span></text:p>
              </text:list-item>
              <text:list-item>
                <text:p xml:id="id9" text:id="id9"><text:span text:style-name="T5">Gradual Guarantees</text:span><text:span text:style-name="T3"> </text:span><text:span text:style-name="T6">(Siek et al 2015)</text:span><text:span text:style-name="T3">: reducing precision of term won’t create new static or dynamic failures</text:span></text:p>
              </text:list-item>
            </text:list>
          </draw:text-box>
        </draw:frame>
        <draw:g xml:id="id7" draw:id="id7">
          <draw:path draw:style-name="gr7" draw:text-style-name="P9" draw:layer="layout" svg:width="1.717cm" svg:height="5.181cm" draw:transform="rotate (-3.14159265358979) translate (21.9995721153846cm 12.3998339081427cm)" svg:viewBox="0 0 1718 5182" svg:d="M1718 0c-773 0-1119 200-1119 677v1383c0 293-205 402-599 402v271c394 0 599 102 599 394v1379c0 476 346 676 1119 676v-243c-497 0-686-130-686-422v-1368c0-379-205-481-599-552 394-70 599-179 599-553v-1377c0-293 189-424 686-424z">
            <text:p/>
          </draw:path>
          <draw:frame draw:style-name="gr8" draw:text-style-name="P10" draw:layer="layout" svg:width="4.706cm" svg:height="1.61cm" svg:x="22.6cm" svg:y="8.877cm">
            <draw:text-box>
              <text:p><text:span text:style-name="T7">This talk</text:span></text:p>
            </draw:text-box>
          </draw:frame>
        </draw:g>
        <draw:g xml:id="id10" draw:id="id10">
          <draw:path draw:style-name="gr7" draw:text-style-name="P9" draw:layer="layout" svg:width="1.717cm" svg:height="5.181cm" draw:transform="rotate (-3.14159265358979) translate (21.9995721153846cm 18.4008339081427cm)" svg:viewBox="0 0 1718 5182" svg:d="M1718 0c-773 0-1119 200-1119 677v1383c0 293-205 402-599 402v271c394 0 599 102 599 394v1379c0 476 346 676 1119 676v-243c-497 0-686-130-686-422v-1368c0-379-205-481-599-552 394-70 599-179 599-553v-1377c0-293 189-424 686-424z">
            <text:p/>
          </draw:path>
          <draw:frame draw:style-name="gr9" draw:text-style-name="P10" draw:layer="layout" svg:width="5.552cm" svg:height="1.61cm" svg:x="22.2cm" svg:y="14.877cm">
            <draw:text-box>
              <text:p><text:span text:style-name="T7">See pape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home_2f_sb17498_2f_.config_2f_libreoffice_2f_4_2f_user_2f_template_2f_MetropolisTemplate.otp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1" draw:layer="layout" svg:width="17.6cm" svg:height="3.506cm" svg:x="5.2cm" svg:y="6.637cm" presentation:class="title" presentation:user-transformed="true">
          <draw:text-box>
            <text:p text:style-name="P11">Why Gradual Dependent Types?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Dependent Types: Pain and Promise</text:p>
          </draw:text-box>
        </draw:frame>
        <draw:g xml:id="id11" draw:id="id11">
          <draw:frame draw:style-name="gr10" draw:text-style-name="P12" draw:layer="layout" svg:width="9.295cm" svg:height="2.375cm" svg:x="2.353cm" svg:y="2.917cm">
            <draw:text-box>
              <text:p><text:span text:style-name="T8">Expectation</text:span></text:p>
            </draw:text-box>
          </draw:frame>
          <draw:custom-shape draw:style-name="gr11" draw:text-style-name="P13" draw:layer="layout" svg:width="11.8cm" svg:height="6.243cm" svg:x="1.1cm" svg:y="6.957cm">
            <text:p text:style-name="P11"><text:span text:style-name="T9">$&gt; compile ./myprogram</text:span></text:p>
            <text:p text:style-name="P11"><text:span text:style-name="T9">&gt;&gt; 0 bugs detected!</text:span></text:p>
            <draw:enhanced-geometry svg:viewBox="0 0 21600 21600" draw:type="rectangle" draw:enhanced-path="M 0 0 L 21600 0 21600 21600 0 21600 0 0 Z N"/>
          </draw:custom-shape>
        </draw:g>
        <draw:g xml:id="id12" draw:id="id12">
          <draw:frame draw:style-name="gr12" draw:text-style-name="P12" draw:layer="layout" svg:width="5.59cm" svg:height="2.283cm" svg:x="17.824cm" svg:y="2.968cm">
            <draw:text-box>
              <text:p><text:span text:style-name="T8">Reality</text:span></text:p>
            </draw:text-box>
          </draw:frame>
          <draw:custom-shape draw:style-name="gr13" draw:text-style-name="P14" draw:layer="layout" svg:width="11.8cm" svg:height="6.3cm" svg:x="14.7cm" svg:y="6.9cm">
            <text:p text:style-name="P11"><text:span text:style-name="T10"><text:tab/></text:span></text:p>
            <text:p text:style-name="P11"><text:span text:style-name="T9">$&gt; compile ./myprogram</text:span></text:p>
            <text:p text:style-name="P11"><text:span text:style-name="T10">&gt;&gt; Type mismatch between </text:span></text:p>
            <text:p text:style-name="P11"><text:span text:style-name="T10"><text:tab/></text:span><text:span text:style-name="T10"> </text:span><text:span text:style-name="T10"><text:tab/></text:span><text:span text:style-name="T10"> </text:span><text:span text:style-name="T10">Vec Nat (m+n) </text:span></text:p>
            <text:p text:style-name="P11"><text:span text:style-name="T10"><text:tab/></text:span><text:span text:style-name="T10"> </text:span><text:span text:style-name="T10">and </text:span></text:p>
            <text:p text:style-name="P11"><text:span text:style-name="T10"><text:tab/></text:span><text:span text:style-name="T10"><text:tab/></text:span><text:span text:style-name="T10"> </text:span><text:span text:style-name="T10">Vec Nat (n+m)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10" draw:layer="layout" svg:width="23cm" svg:height="2.969cm" svg:x="2.2cm" svg:y="15.115cm">
          <draw:text-box>
            <text:list text:style-name="L1">
              <text:list-item>
                <text:p xml:id="id13" text:id="id13"><text:span text:style-name="T7">Popular for proof assistants</text:span></text:p>
              </text:list-item>
              <text:list-item>
                <text:p xml:id="id14" text:id="id14"><text:span text:style-name="T7">Not popular for programming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A Vicious Cycle</text:p>
          </draw:text-box>
        </draw:frame>
        <draw:custom-shape draw:style-name="gr15" draw:text-style-name="P15" xml:id="id15" draw:id="id15" draw:layer="layout" svg:width="7.8cm" svg:height="2.4cm" svg:x="10cm" svg:y="3.6cm">
          <text:p text:style-name="P15">Complexity of </text:p>
          <text:p text:style-name="P15">Dependent Types</text:p>
          <draw:enhanced-geometry svg:viewBox="0 0 21600 21600" draw:type="rectangle" draw:enhanced-path="M 0 0 L 21600 0 21600 21600 0 21600 0 0 Z N"/>
        </draw:custom-shape>
        <draw:g xml:id="id16" draw:id="id16">
          <draw:custom-shape draw:style-name="gr15" draw:text-style-name="P15" draw:layer="layout" svg:width="7.8cm" svg:height="2.4cm" svg:x="10cm" svg:y="7.7cm">
            <text:p text:style-name="P15">High Barrier</text:p>
            <text:p text:style-name="P15">to Entry</text:p>
            <draw:enhanced-geometry svg:viewBox="0 0 21600 21600" draw:type="rectangle" draw:enhanced-path="M 0 0 L 21600 0 21600 21600 0 21600 0 0 Z N"/>
          </draw:custom-shape>
          <draw:line draw:style-name="gr16" draw:text-style-name="P8" draw:layer="layout" svg:x1="14cm" svg:y1="6cm" svg:x2="14cm" svg:y2="7.7cm">
            <text:p/>
          </draw:line>
        </draw:g>
        <draw:g xml:id="id18" draw:id="id18">
          <draw:custom-shape draw:style-name="gr15" draw:text-style-name="P15" draw:layer="layout" svg:width="7.8cm" svg:height="2.4cm" svg:x="1.2cm" svg:y="14.4cm">
            <text:p text:style-name="P15">Sparse Tooling </text:p>
            <text:p text:style-name="P15">and Libraries</text:p>
            <draw:enhanced-geometry svg:viewBox="0 0 21600 21600" draw:type="rectangle" draw:enhanced-path="M 0 0 L 21600 0 21600 21600 0 21600 0 0 Z N"/>
          </draw:custom-shape>
          <draw:line draw:style-name="gr16" draw:text-style-name="P8" draw:layer="layout" svg:x1="18.4cm" svg:y1="15.8cm" svg:x2="9cm" svg:y2="15.8cm">
            <text:p/>
          </draw:line>
        </draw:g>
        <draw:polyline draw:style-name="gr16" draw:text-style-name="P8" xml:id="id19" draw:id="id19" draw:layer="layout" svg:width="7.399cm" svg:height="4.199cm" svg:x="4.6cm" svg:y="10.2cm" svg:viewBox="0 0 7400 4200" draw:points="0,4200 7400,0">
          <text:p/>
        </draw:polyline>
        <draw:g xml:id="id17" draw:id="id17">
          <draw:custom-shape draw:style-name="gr15" draw:text-style-name="P15" draw:layer="layout" svg:width="7.8cm" svg:height="2.4cm" svg:x="18.376cm" svg:y="14.376cm">
            <text:p text:style-name="P15">Few Users of</text:p>
            <text:p text:style-name="P15">Dependent Types</text:p>
            <draw:enhanced-geometry svg:viewBox="0 0 21600 21600" draw:type="rectangle" draw:enhanced-path="M 0 0 L 21600 0 21600 21600 0 21600 0 0 Z N"/>
          </draw:custom-shape>
          <draw:line draw:style-name="gr16" draw:text-style-name="P8" draw:layer="layout" svg:x1="16.301cm" svg:y1="10.001cm" svg:x2="22.301cm" svg:y2="14.301cm">
            <text:p/>
          </draw:line>
        </draw:g>
        <draw:g xml:id="id22" draw:id="id22">
          <draw:frame draw:style-name="gr17" draw:text-style-name="P2" draw:layer="layout" svg:width="5.869cm" svg:height="2.105cm" svg:x="0.6cm" svg:y="8.946cm">
            <draw:text-box>
              <text:list text:style-name="L1">
                <text:list-item>
                  <text:p>Easier porting</text:p>
                </text:list-item>
                <text:list-item>
                  <text:p>Safer FFI</text:p>
                </text:list-item>
              </text:list>
            </draw:text-box>
          </draw:frame>
          <draw:custom-shape draw:style-name="gr18" draw:text-style-name="P16" draw:layer="layout" svg:width="4cm" svg:height="1.6cm" svg:x="7.05cm" svg:y="11.341cm">
            <text:p/>
            <draw:enhanced-geometry svg:viewBox="0 0 21600 21600" draw:type="rectangle" draw:enhanced-path="M 0 0 L 21600 0 21600 21600 0 21600 0 0 Z N"/>
          </draw:custom-shape>
        </draw:g>
        <draw:g xml:id="id20" draw:id="id20">
          <draw:frame draw:style-name="gr19" draw:text-style-name="P2" draw:layer="layout" svg:width="8.057cm" svg:height="2.105cm" svg:x="19.151cm" svg:y="9.251cm">
            <draw:text-box>
              <text:list text:style-name="L1">
                <text:list-item>
                  <text:p>Flexible type system</text:p>
                </text:list-item>
                <text:list-item>
                  <text:p>Rapid prototyping</text:p>
                </text:list-item>
              </text:list>
            </draw:text-box>
          </draw:frame>
          <draw:custom-shape draw:style-name="gr18" draw:text-style-name="P16" draw:layer="layout" svg:width="4cm" svg:height="1.6cm" svg:x="17.199cm" svg:y="11.191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5" xml:id="id21" draw:id="id21" draw:layer="layout" svg:width="1.6cm" svg:height="1.409cm" svg:x="18.399cm" svg:y="11.1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0" draw:text-style-name="P15" xml:id="id23" draw:id="id23" draw:layer="layout" svg:width="1.6cm" svg:height="1.409cm" svg:x="7.6cm" svg:y="11.34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home_2f_sb17498_2f_.config_2f_libreoffice_2f_4_2f_user_2f_template_2f_MetropolisTemplate.otp1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1" draw:layer="layout" svg:width="17.6cm" svg:height="3.506cm" svg:x="5.2cm" svg:y="6.637cm" presentation:class="title" presentation:user-transformed="true">
          <draw:text-box>
            <text:p text:style-name="P11">Goals For <text:line-break/>Gradual Dependent Type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Motivation: Lists vs. Vectors</text:p>
          </draw:text-box>
        </draw:frame>
        <draw:frame draw:style-name="gr21" draw:text-style-name="P18" xml:id="id24" draw:id="id24" draw:layer="layout" svg:width="12.6cm" svg:height="7.151cm" svg:x="0.9cm" svg:y="7.744cm">
          <draw:text-box>
            <text:p text:style-name="P17"><text:span text:style-name="T11">data</text:span><text:span text:style-name="T12"> </text:span><text:span text:style-name="T13">List</text:span><text:span text:style-name="T12"> a </text:span></text:p>
            <text:p text:style-name="P17"><text:span text:style-name="T12"><text:s text:c="2"/></text:span><text:span text:style-name="T11">where</text:span></text:p>
            <text:p text:style-name="P17"><text:span text:style-name="T12"><text:s text:c="4"/></text:span><text:span text:style-name="T14">Nil</text:span><text:span text:style-name="T12"> </text:span><text:span text:style-name="T15">:</text:span><text:span text:style-name="T12"> </text:span><text:span text:style-name="T13">List</text:span><text:span text:style-name="T12"> a</text:span></text:p>
            <text:p text:style-name="P17"><text:span text:style-name="T12"><text:s text:c="4"/></text:span><text:span text:style-name="T14">Cons</text:span><text:span text:style-name="T12"> </text:span><text:span text:style-name="T15">:</text:span><text:span text:style-name="T12"> a </text:span></text:p>
            <text:p text:style-name="P17"><text:span text:style-name="T12"><text:s text:c="9"/></text:span><text:span text:style-name="T15">-&gt;</text:span><text:span text:style-name="T12"> </text:span><text:span text:style-name="T13">List</text:span><text:span text:style-name="T12"> a </text:span></text:p>
            <text:p text:style-name="P17"><text:span text:style-name="T12"><text:s text:c="9"/></text:span><text:span text:style-name="T15">-&gt;</text:span><text:span text:style-name="T12"> </text:span><text:span text:style-name="T13">List</text:span><text:span text:style-name="T12"> a</text:span></text:p>
            <text:p text:style-name="P17"><text:span text:style-name="T12"/></text:p>
            <text:p text:style-name="P17"><text:span text:style-name="T14">head</text:span><text:span text:style-name="T12"> </text:span><text:span text:style-name="T15">:</text:span><text:span text:style-name="T12"> </text:span><text:span text:style-name="T13">List</text:span><text:span text:style-name="T12"> a </text:span><text:span text:style-name="T15">-&gt;</text:span><text:span text:style-name="T12"> a</text:span></text:p>
          </draw:text-box>
        </draw:frame>
        <draw:frame draw:style-name="gr22" draw:text-style-name="P18" xml:id="id29" draw:id="id29" draw:layer="layout" svg:width="14.8cm" svg:height="8.001cm" svg:x="13.5cm" svg:y="7.319cm">
          <draw:text-box>
            <text:p text:style-name="P17"><text:span text:style-name="T11">data</text:span><text:span text:style-name="T12"> </text:span><text:span text:style-name="T13">Vec</text:span><text:span text:style-name="T12"> </text:span><text:span text:style-name="T15">(</text:span><text:span text:style-name="T12">a </text:span><text:span text:style-name="T15">:</text:span><text:span text:style-name="T12"> </text:span><text:span text:style-name="T13">Type</text:span><text:span text:style-name="T15">)</text:span><text:span text:style-name="T12"> </text:span><text:span text:style-name="T15">(</text:span><text:span text:style-name="T12">n </text:span><text:span text:style-name="T15">:</text:span><text:span text:style-name="T12"> </text:span><text:span text:style-name="T13">Nat</text:span><text:span text:style-name="T15">)</text:span><text:span text:style-name="T12"> <text:s text:c="2"/></text:span><text:span text:style-name="T11">where</text:span></text:p>
            <text:p text:style-name="P17"><text:span text:style-name="T12"><text:s text:c="4"/></text:span><text:span text:style-name="T14">Nil</text:span><text:span text:style-name="T12"> </text:span><text:span text:style-name="T15">:</text:span><text:span text:style-name="T12"> </text:span><text:span text:style-name="T13">Vec</text:span><text:span text:style-name="T12"> a </text:span><text:span text:style-name="T16">0</text:span></text:p>
            <text:p text:style-name="P17"><text:span text:style-name="T12"><text:s text:c="4"/></text:span><text:span text:style-name="T14">Cons</text:span><text:span text:style-name="T12"> </text:span><text:span text:style-name="T15">:</text:span><text:span text:style-name="T12"> a </text:span></text:p>
            <text:p text:style-name="P17"><text:span text:style-name="T12"><text:s text:c="9"/></text:span><text:span text:style-name="T15">-&gt;</text:span><text:span text:style-name="T12"> </text:span><text:span text:style-name="T13">Vec</text:span><text:span text:style-name="T12"> a n </text:span></text:p>
            <text:p text:style-name="P17"><text:span text:style-name="T12"><text:s text:c="9"/></text:span><text:span text:style-name="T15">-&gt;</text:span><text:span text:style-name="T12"> </text:span><text:span text:style-name="T13">Vec</text:span><text:span text:style-name="T12"> a </text:span><text:span text:style-name="T15">(</text:span><text:span text:style-name="T12">n </text:span><text:span text:style-name="T15">+</text:span><text:span text:style-name="T12"> </text:span><text:span text:style-name="T16">1</text:span><text:span text:style-name="T15">)</text:span></text:p>
            <text:p text:style-name="P17"><text:span text:style-name="T12"/></text:p>
            <text:p text:style-name="P17"><text:span text:style-name="T14">head</text:span><text:span text:style-name="T12"> </text:span><text:span text:style-name="T15">:</text:span><text:span text:style-name="T12"> </text:span><text:span text:style-name="T13">Vec</text:span><text:span text:style-name="T12"> a </text:span><text:span text:style-name="T15">(</text:span><text:span text:style-name="T12">n </text:span><text:span text:style-name="T15">+</text:span><text:span text:style-name="T12"> </text:span><text:span text:style-name="T16">1</text:span><text:span text:style-name="T15">)</text:span><text:span text:style-name="T12"> </text:span><text:span text:style-name="T15">-&gt;</text:span><text:span text:style-name="T12"> a</text:span></text:p>
          </draw:text-box>
        </draw:frame>
        <draw:frame draw:style-name="gr23" draw:text-style-name="P10" xml:id="id27" draw:id="id27" draw:layer="layout" svg:width="8.4cm" svg:height="1.61cm" svg:x="1.4cm" svg:y="17.297cm">
          <draw:text-box>
            <text:p><text:span text:style-name="T7">Error on </text:span><text:span text:style-name="T17">Nil</text:span></text:p>
          </draw:text-box>
        </draw:frame>
        <draw:frame draw:style-name="gr24" draw:text-style-name="P10" xml:id="id32" draw:id="id32" draw:layer="layout" svg:width="13.6cm" svg:height="1.671cm" svg:x="13.8cm" svg:y="17.267cm">
          <draw:text-box>
            <text:p><text:span text:style-name="T3">Won’t typecheck for </text:span><text:span text:style-name="T17">Nil</text:span></text:p>
          </draw:text-box>
        </draw:frame>
        <draw:frame draw:style-name="gr14" draw:text-style-name="P10" xml:id="id25" draw:id="id25" draw:layer="layout" svg:width="10cm" svg:height="2.969cm" svg:x="1.4cm" svg:y="3.216cm">
          <draw:text-box>
            <text:p><text:span text:style-name="T7">No size knowledge</text:span></text:p>
            <text:p><text:span text:style-name="T7">in type</text:span></text:p>
          </draw:text-box>
        </draw:frame>
        <draw:frame draw:style-name="gr23" draw:text-style-name="P10" xml:id="id30" draw:id="id30" draw:layer="layout" svg:width="12.2cm" svg:height="1.61cm" svg:x="13.8cm" svg:y="3.595cm">
          <draw:text-box>
            <text:p><text:span text:style-name="T7">Length in </text:span><text:span text:style-name="T18">type index</text:span></text:p>
          </draw:text-box>
        </draw:frame>
        <draw:custom-shape draw:style-name="gr25" draw:text-style-name="P19" xml:id="id26" draw:id="id26" draw:layer="layout" svg:width="4cm" svg:height="1.4cm" svg:x="3.1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xml:id="id31" draw:id="id31" draw:layer="layout" svg:width="4.6cm" svg:height="1.4cm" svg:x="22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xml:id="id28" draw:id="id28" draw:layer="layout" svg:width="9.2cm" svg:height="1.4cm" svg:x="0.8cm" svg:y="13.5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xml:id="id33" draw:id="id33" draw:layer="layout" svg:width="12.1cm" svg:height="1.4cm" svg:x="13.5cm" svg:y="1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Porting Code to Dependent Types </text:p>
          </draw:text-box>
        </draw:frame>
        <draw:frame draw:style-name="gr29" draw:text-style-name="P21" draw:layer="layout" svg:width="23cm" svg:height="13.195cm" svg:x="0.8cm" svg:y="5.104cm">
          <draw:text-box>
            <text:p xml:id="id34" text:id="id34" text:style-name="P17"><text:span text:style-name="T19">sort</text:span><text:span text:style-name="T20"> </text:span><text:span text:style-name="T21">:</text:span><text:span text:style-name="T20"> </text:span><text:span text:style-name="T22">List</text:span><text:span text:style-name="T20"> </text:span><text:span text:style-name="T22">Int</text:span><text:span text:style-name="T20"> </text:span><text:span text:style-name="T21">-&gt;</text:span><text:span text:style-name="T20"> </text:span><text:span text:style-name="T22">List</text:span><text:span text:style-name="T20"> </text:span><text:span text:style-name="T22">Int</text:span></text:p>
            <text:p text:style-name="P17"><text:span text:style-name="T20"/></text:p>
            <text:p xml:id="id35" text:id="id35" text:style-name="P17"><text:span text:style-name="T20">sort </text:span><text:span text:style-name="T22">Nil</text:span><text:span text:style-name="T20"> </text:span><text:span text:style-name="T21">=</text:span><text:span text:style-name="T20"> </text:span><text:span text:style-name="T22">Nil</text:span></text:p>
            <text:p text:style-name="P17"><text:span text:style-name="T20"/></text:p>
            <text:p xml:id="id36" text:id="id36" text:style-name="P17"><text:span text:style-name="T20">sort </text:span><text:span text:style-name="T21">(</text:span><text:span text:style-name="T22">Cons</text:span><text:span text:style-name="T20"> head tail</text:span><text:span text:style-name="T21">)</text:span><text:span text:style-name="T20"> </text:span><text:span text:style-name="T21">=</text:span></text:p>
            <text:p xml:id="id37" text:id="id37" text:style-name="P17"><text:span text:style-name="T20"><text:s text:c="2"/></text:span><text:span text:style-name="T20">sort </text:span><text:span text:style-name="T21">(</text:span><text:span text:style-name="T20">filter </text:span><text:span text:style-name="T21">(&lt;=</text:span><text:span text:style-name="T20"> head</text:span><text:span text:style-name="T21">)</text:span><text:span text:style-name="T20"> tail</text:span><text:span text:style-name="T21">))</text:span></text:p>
            <text:p xml:id="id38" text:id="id38" text:style-name="P17"><text:span text:style-name="T20"><text:s text:c="2"/></text:span><text:span text:style-name="T21">++</text:span><text:span text:style-name="T20"> </text:span><text:span text:style-name="T21">[</text:span><text:span text:style-name="T20">head</text:span><text:span text:style-name="T21">]</text:span></text:p>
            <text:p xml:id="id39" text:id="id39" text:style-name="P17"><text:span text:style-name="T20"><text:s text:c="2"/></text:span><text:span text:style-name="T21">++</text:span><text:span text:style-name="T20"> sort </text:span><text:span text:style-name="T21">(</text:span><text:span text:style-name="T20">filter </text:span><text:span text:style-name="T21">(&gt;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/></text:p>
            <text:p text:style-name="P17"><text:span text:style-name="T20"/></text:p>
            <text:p xml:id="id40" text:id="id40" text:style-name="P17"><text:span text:style-name="T19">filter</text:span><text:span text:style-name="T20"> </text:span><text:span text:style-name="T21">:</text:span><text:span text:style-name="T20"> </text:span><text:span text:style-name="T21">(</text:span><text:span text:style-name="T22">Int</text:span><text:span text:style-name="T20"> </text:span><text:span text:style-name="T21">-&gt;</text:span><text:span text:style-name="T20"> </text:span><text:span text:style-name="T22">Bool</text:span><text:span text:style-name="T21">)</text:span><text:span text:style-name="T20"> </text:span></text:p>
            <text:p xml:id="id41" text:id="id41" text:style-name="P17"><text:span text:style-name="T20"><text:s text:c="7"/></text:span><text:span text:style-name="T21">-&gt;</text:span><text:span text:style-name="T20"> </text:span><text:span text:style-name="T22">List</text:span><text:span text:style-name="T20"> </text:span><text:span text:style-name="T22">Int</text:span><text:span text:style-name="T20"> </text:span><text:span text:style-name="T21">-&gt;</text:span><text:span text:style-name="T20"> </text:span><text:span text:style-name="T22">List</text:span><text:span text:style-name="T20"> </text:span><text:span text:style-name="T22">Int</text:span></text:p>
          </draw:text-box>
        </draw:frame>
        <draw:frame draw:style-name="gr23" draw:text-style-name="P21" xml:id="id42" draw:id="id42" draw:layer="layout" svg:width="6.8cm" svg:height="1.61cm" svg:x="4.6cm" svg:y="3.79cm">
          <draw:text-box>
            <text:p><text:span text:style-name="T23">Vec Int n</text:span></text:p>
          </draw:text-box>
        </draw:frame>
        <draw:frame draw:style-name="gr23" draw:text-style-name="P21" xml:id="id44" draw:id="id44" draw:layer="layout" svg:width="6.8cm" svg:height="1.61cm" svg:x="11.8cm" svg:y="3.69cm">
          <draw:text-box>
            <text:p><text:span text:style-name="T23">Vec Int n</text:span></text:p>
          </draw:text-box>
        </draw:frame>
        <draw:frame draw:style-name="gr30" draw:text-style-name="P22" draw:layer="layout" svg:width="1.3cm" svg:height="2.283cm" svg:x="9.6cm" svg:y="6.653cm">
          <draw:text-box>
            <text:p xml:id="id46" text:id="id46"><text:span text:style-name="T24">✓</text:span></text:p>
          </draw:text-box>
        </draw:frame>
        <draw:polyline draw:style-name="gr31" draw:text-style-name="P8" xml:id="id43" draw:id="id43" draw:layer="layout" svg:width="5.199cm" svg:height="0cm" svg:x="4.9cm" svg:y="5.7cm" svg:viewBox="0 0 5200 0" draw:points="0,0 5200,0">
          <text:p/>
        </draw:polyline>
        <draw:polyline draw:style-name="gr31" draw:text-style-name="P8" xml:id="id45" draw:id="id45" draw:layer="layout" svg:width="5.199cm" svg:height="0cm" svg:x="12.3cm" svg:y="5.6cm" svg:viewBox="0 0 5200 0" draw:points="0,0 5200,0">
          <text:p/>
        </draw:polyline>
        <draw:polyline draw:style-name="gr31" draw:text-style-name="P8" xml:id="id51" draw:id="id51" draw:layer="layout" svg:width="5.799cm" svg:height="0cm" svg:x="14cm" svg:y="17.6cm" svg:viewBox="0 0 5800 0" draw:points="0,0 5800,0">
          <text:p/>
        </draw:polyline>
        <draw:frame draw:style-name="gr23" draw:text-style-name="P21" xml:id="id49" draw:id="id49" draw:layer="layout" svg:width="6.8cm" svg:height="1.61cm" svg:x="6.4cm" svg:y="18.09cm">
          <draw:text-box>
            <text:p><text:span text:style-name="T23">Vec Int n</text:span></text:p>
          </draw:text-box>
        </draw:frame>
        <draw:polyline draw:style-name="gr31" draw:text-style-name="P8" xml:id="id50" draw:id="id50" draw:layer="layout" svg:width="5.799cm" svg:height="0cm" svg:x="6.6cm" svg:y="17.7cm" svg:viewBox="0 0 5800 0" draw:points="0,0 5800,0">
          <text:p/>
        </draw:polyline>
        <draw:frame draw:style-name="gr32" draw:text-style-name="P21" xml:id="id52" draw:id="id52" draw:layer="layout" svg:width="8.2cm" svg:height="1.451cm" svg:x="13.5cm" svg:y="18.2cm">
          <draw:text-box>
            <text:p><text:span text:style-name="T23">Vec Int ___</text:span></text:p>
          </draw:text-box>
        </draw:frame>
        <draw:frame draw:style-name="gr33" draw:text-style-name="P23" xml:id="id47" draw:id="id47" draw:layer="layout" svg:width="1.4cm" svg:height="4.485cm" svg:x="20.7cm" svg:y="9.857cm">
          <draw:text-box>
            <text:p><text:span text:style-name="T25">}</text:span></text:p>
          </draw:text-box>
        </draw:frame>
        <draw:frame draw:style-name="gr34" draw:text-style-name="P2" xml:id="id48" draw:id="id48" draw:layer="layout" svg:width="4.6cm" svg:height="3.959cm" svg:x="22.8cm" svg:y="10.161cm">
          <draw:text-box>
            <text:p>Need proof that lengths sum to 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How To Solve?</text:p>
          </draw:text-box>
        </draw:frame>
        <draw:frame draw:style-name="standard" draw:layer="layout" svg:width="26.967cm" svg:height="15.107cm" svg:x="0.432cm" svg:y="3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5" draw:text-style-name="P2" draw:layer="layout" svg:width="8.968cm" svg:height="4.328cm" svg:x="0.3cm" svg:y="3.582cm">
          <draw:text-box>
            <text:p xml:id="id53" text:id="id53"><text:span text:style-name="T26">Static Dependent Types</text:span></text:p>
          </draw:text-box>
        </draw:frame>
        <draw:frame draw:style-name="gr35" draw:text-style-name="P2" draw:layer="layout" svg:width="8.968cm" svg:height="4.328cm" svg:x="9.3cm" svg:y="3.638cm">
          <draw:text-box>
            <text:p xml:id="id54" text:id="id54"><text:span text:style-name="T26">Existential Types, Inductive Proo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The Static Approach</text:p>
          </draw:text-box>
        </draw:frame>
        <draw:frame draw:style-name="gr36" draw:text-style-name="P24" draw:layer="layout" svg:width="25.8cm" svg:height="12.108cm" svg:x="0.8cm" svg:y="4.951cm">
          <draw:text-box>
            <text:p xml:id="id55" text:id="id55" text:style-name="P17"><text:span text:style-name="T19">rewriteFilterLength</text:span><text:span text:style-name="T20"> </text:span><text:span text:style-name="T21">:</text:span></text:p>
            <text:p xml:id="id56" text:id="id56" text:style-name="P17"><text:span text:style-name="T20"><text:s text:c="2"/></text:span><text:span text:style-name="T21">(</text:span><text:span text:style-name="T20">v </text:span><text:span text:style-name="T21">:</text:span><text:span text:style-name="T20"> </text:span><text:span text:style-name="T22">Vec</text:span><text:span text:style-name="T20"> </text:span><text:span text:style-name="T22">Int</text:span><text:span text:style-name="T20"> n</text:span><text:span text:style-name="T21">)</text:span></text:p>
            <text:p xml:id="id57" text:id="id57" text:style-name="P17"><text:span text:style-name="T20"><text:s text:c="2"/></text:span><text:span text:style-name="T21">-&gt;</text:span><text:span text:style-name="T20"> </text:span><text:span text:style-name="T21">(</text:span><text:span text:style-name="T20">p </text:span><text:span text:style-name="T21">:</text:span><text:span text:style-name="T20"> </text:span><text:span text:style-name="T22">Int</text:span><text:span text:style-name="T20"> </text:span><text:span text:style-name="T21">-&gt;</text:span><text:span text:style-name="T20"> </text:span><text:span text:style-name="T22">Bool</text:span><text:span text:style-name="T21">)</text:span></text:p>
            <text:p xml:id="id58" text:id="id58" text:style-name="P17"><text:span text:style-name="T20"><text:s text:c="2"/></text:span><text:span text:style-name="T21">-&gt;</text:span><text:span text:style-name="T20"> </text:span><text:span text:style-name="T22">Vec</text:span><text:span text:style-name="T20"> </text:span><text:span text:style-name="T22">Int</text:span><text:span text:style-name="T20"> </text:span></text:p>
            <text:p xml:id="id59" text:id="id59" text:style-name="P17"><text:span text:style-name="T20"><text:s text:c="8"/></text:span><text:span text:style-name="T21">(</text:span><text:span text:style-name="T20">length </text:span><text:span text:style-name="T21">(</text:span><text:span text:style-name="T20">filter p v</text:span><text:span text:style-name="T21">)</text:span><text:span text:style-name="T20"> </text:span></text:p>
            <text:p xml:id="id60" text:id="id60" text:style-name="P17"><text:span text:style-name="T20"><text:s text:c="9"/></text:span><text:span text:style-name="T21">+</text:span><text:span text:style-name="T20"> </text:span><text:span text:style-name="T27">1</text:span><text:span text:style-name="T20"> </text:span><text:span text:style-name="T21">+</text:span><text:span text:style-name="T20"> length </text:span><text:span text:style-name="T21">(</text:span><text:span text:style-name="T20">filter </text:span><text:span text:style-name="T21">(</text:span><text:span text:style-name="T20">not </text:span><text:span text:style-name="T21">.</text:span><text:span text:style-name="T20"> p</text:span><text:span text:style-name="T21">)</text:span><text:span text:style-name="T20"> v</text:span><text:span text:style-name="T21">)</text:span><text:span text:style-name="T20"> </text:span></text:p>
            <text:p xml:id="id61" text:id="id61" text:style-name="P17"><text:span text:style-name="T20"><text:s text:c="2"/></text:span><text:span text:style-name="T21">-&gt;</text:span><text:span text:style-name="T20"> <text:s/></text:span><text:span text:style-name="T22">Vec</text:span><text:span text:style-name="T20"> </text:span><text:span text:style-name="T22">Int</text:span><text:span text:style-name="T20"> n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text-box>
        </draw:frame>
        <draw:frame draw:style-name="gr23" draw:text-style-name="P10" draw:layer="layout" svg:width="24cm" svg:height="1.61cm" svg:x="1.6cm" svg:y="15.894cm">
          <draw:text-box>
            <text:p xml:id="id62" text:id="id62"><text:span text:style-name="T7">Relies on induction, commutativity, etc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Gradual Proof Terms</text:p>
          </draw:text-box>
        </draw:frame>
        <draw:frame draw:style-name="gr37" draw:text-style-name="P24" draw:layer="layout" svg:width="23cm" svg:height="14.282cm" svg:x="0.8cm" svg:y="2.862cm">
          <draw:text-box>
            <text:p text:style-name="P17"><text:span text:style-name="T19">sort</text:span><text:span text:style-name="T20"> </text:span><text:span text:style-name="T21">:</text:span><text:span text:style-name="T20"> Vec Int n </text:span><text:span text:style-name="T21">-&gt;</text:span><text:span text:style-name="T20"> Vec Int n</text:span></text:p>
            <text:p text:style-name="P17"><text:span text:style-name="T20"/></text:p>
            <text:p text:style-name="P17"><text:span text:style-name="T20">sort </text:span><text:span text:style-name="T22">Nil</text:span><text:span text:style-name="T20"> </text:span><text:span text:style-name="T21">=</text:span><text:span text:style-name="T20"> </text:span><text:span text:style-name="T22">Nil</text:span></text:p>
            <text:p text:style-name="P17"><text:span text:style-name="T20"/></text:p>
            <text:p text:style-name="P17"><text:span text:style-name="T20">sort </text:span><text:span text:style-name="T21">(</text:span><text:span text:style-name="T22">Cons</text:span><text:span text:style-name="T20"> head tail</text:span><text:span text:style-name="T21">)</text:span><text:span text:style-name="T20"> </text:span><text:span text:style-name="T21">=</text:span></text:p>
            <text:p text:style-name="P17"><text:span text:style-name="T20"/></text:p>
            <text:p text:style-name="P17"><text:span text:style-name="T20"><text:s text:c="2"/></text:span><text:span text:style-name="T20">sort </text:span><text:span text:style-name="T21">(</text:span><text:span text:style-name="T20">filter </text:span><text:span text:style-name="T21">(&lt;=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><text:s text:c="2"/></text:span><text:span text:style-name="T21">++</text:span><text:span text:style-name="T20"> </text:span><text:span text:style-name="T21">[</text:span><text:span text:style-name="T20">head</text:span><text:span text:style-name="T21">]</text:span></text:p>
            <text:p text:style-name="P17"><text:span text:style-name="T20"><text:s text:c="2"/></text:span><text:span text:style-name="T21">++</text:span><text:span text:style-name="T20"> sort </text:span><text:span text:style-name="T21">(</text:span><text:span text:style-name="T20">filter </text:span><text:span text:style-name="T21">(&gt;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/></text:p>
            <text:p text:style-name="P17"><text:span text:style-name="T19"/></text:p>
            <text:p text:style-name="P17"><text:span text:style-name="T19">filter</text:span><text:span text:style-name="T20"> </text:span><text:span text:style-name="T21">:</text:span><text:span text:style-name="T20"> </text:span><text:span text:style-name="T21">(</text:span><text:span text:style-name="T22">Int</text:span><text:span text:style-name="T20"> </text:span><text:span text:style-name="T21">-&gt;</text:span><text:span text:style-name="T20"> </text:span><text:span text:style-name="T22">Bool</text:span><text:span text:style-name="T21">)</text:span><text:span text:style-name="T20"> </text:span></text:p>
            <text:p text:style-name="P17"><text:span text:style-name="T20"><text:s text:c="7"/></text:span><text:span text:style-name="T21">-&gt;</text:span><text:span text:style-name="T20"> Vec Int n </text:span><text:span text:style-name="T21">-&gt;</text:span><text:span text:style-name="T20"> </text:span></text:p>
          </draw:text-box>
        </draw:frame>
        <draw:frame draw:style-name="gr32" draw:text-style-name="P21" draw:layer="layout" svg:width="8.2cm" svg:height="1.451cm" svg:x="14.3cm" svg:y="15.3cm">
          <draw:text-box>
            <text:p><text:span text:style-name="T23">Vec Int ? </text:span></text:p>
          </draw:text-box>
        </draw:frame>
        <draw:frame draw:style-name="gr29" draw:text-style-name="P24" xml:id="id63" draw:id="id63" draw:layer="layout" svg:width="23cm" svg:height="13.195cm" svg:x="0.8cm" svg:y="4.506cm">
          <draw:text-box>
            <text:p text:style-name="P17"><text:span text:style-name="T20"><text:s text:c="2"/></text:span><text:span text:style-name="T20">rewriteFilterL</text:span><text:span text:style-name="T20">ength </text:span><text:span text:style-name="T21">(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><text:s text:c="15"/></text:span><text:span text:style-name="T20"><text:s text:c="15"/></text:span><text:span text:style-name="T20"><text:s text:c="2"/></text:span><text:span text:style-name="T2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How To Solve?</text:p>
          </draw:text-box>
        </draw:frame>
        <draw:frame draw:style-name="standard" draw:layer="layout" svg:width="26.967cm" svg:height="15.107cm" svg:x="0.432cm" svg:y="3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5" draw:text-style-name="P2" draw:layer="layout" svg:width="8.968cm" svg:height="4.328cm" svg:x="0.3cm" svg:y="3.582cm">
          <draw:text-box>
            <text:p><text:span text:style-name="T26">Static Dependent Types</text:span></text:p>
          </draw:text-box>
        </draw:frame>
        <draw:frame draw:style-name="gr35" draw:text-style-name="P2" draw:layer="layout" svg:width="8.968cm" svg:height="4.328cm" svg:x="9.3cm" svg:y="3.638cm">
          <draw:text-box>
            <text:p><text:span text:style-name="T26">Existential Types, Inductive Proof</text:span></text:p>
          </draw:text-box>
        </draw:frame>
        <draw:frame draw:style-name="gr14" draw:text-style-name="P2" draw:layer="layout" svg:width="8.968cm" svg:height="2.969cm" svg:x="18.432cm" svg:y="4.131cm">
          <draw:text-box>
            <text:p xml:id="id64" text:id="id64"><text:span text:style-name="T28">✗</text:span><text:span text:style-name="T26">Significant effort required</text:span></text:p>
          </draw:text-box>
        </draw:frame>
        <draw:frame draw:style-name="gr14" draw:text-style-name="P2" draw:layer="layout" svg:width="8.968cm" svg:height="2.969cm" svg:x="0.3cm" svg:y="9.131cm">
          <draw:text-box>
            <text:p xml:id="id65" text:id="id65"><text:span text:style-name="T26">Non-dependent Gradual Types</text:span></text:p>
          </draw:text-box>
        </draw:frame>
        <draw:frame draw:style-name="gr38" draw:text-style-name="P2" xml:id="id66" draw:id="id66" draw:layer="layout" svg:width="8.968cm" svg:height="5.229cm" svg:x="9.3cm" svg:y="8.201cm">
          <draw:text-box>
            <text:p text:style-name="P25"><text:span text:style-name="T29">filter</text:span><text:span text:style-name="T26"> returns </text:span></text:p>
            <text:p text:style-name="P25"><text:span text:style-name="T30">?</text:span></text:p>
            <text:p text:style-name="P25"><text:span text:style-name="T31">unknown </text:span><text:span text:style-name="T32">type</text:span></text:p>
            <text:p><text:span text:style-name="T33"/></text:p>
          </draw:text-box>
        </draw:frame>
        <draw:frame draw:style-name="gr35" draw:text-style-name="P2" draw:layer="layout" svg:width="8.968cm" svg:height="4.328cm" svg:x="18.432cm" svg:y="8.621cm">
          <draw:text-box>
            <text:p xml:id="id67" text:id="id67"><text:span text:style-name="T28">✗</text:span><text:span text:style-name="T26">Can have <text:s/>non-list return</text:span></text:p>
          </draw:text-box>
        </draw:frame>
        <draw:frame draw:style-name="gr35" draw:text-style-name="P2" draw:layer="layout" svg:width="8.968cm" svg:height="4.328cm" svg:x="0.3cm" svg:y="13.652cm">
          <draw:text-box>
            <text:p xml:id="id68" text:id="id68" text:style-name="P25"><text:span text:style-name="T26">Gradual Dependent Types</text:span></text:p>
          </draw:text-box>
        </draw:frame>
        <draw:frame draw:style-name="gr39" draw:text-style-name="P2" xml:id="id69" draw:id="id69" draw:layer="layout" svg:width="8.968cm" svg:height="4.099cm" svg:x="9.3cm" svg:y="13.766cm">
          <draw:text-box>
            <text:p text:style-name="P25"><text:span text:style-name="T29">filter</text:span><text:span text:style-name="T26"> returns </text:span><text:span text:style-name="T34">Vec Int </text:span><text:span text:style-name="T33">? </text:span><text:span text:style-name="T35">unknown </text:span><text:span text:style-name="T36">length</text:span></text:p>
          </draw:text-box>
        </draw:frame>
        <draw:frame draw:style-name="gr40" draw:text-style-name="P2" draw:layer="layout" svg:width="8.968cm" svg:height="5.001cm" svg:x="18.432cm" svg:y="13.216cm">
          <draw:text-box>
            <text:p xml:id="id70" text:id="id70"><text:span text:style-name="T24">✓</text:span><text:span text:style-name="T26">Precise in type, flexible in length!</text:span></text:p>
          </draw:text-box>
        </draw:frame>
        <draw:custom-shape draw:style-name="gr41" draw:text-style-name="P26" xml:id="id71" draw:id="id71" draw:layer="layout" svg:width="20.2cm" svg:height="7.6cm" svg:x="7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xml:id="id72" draw:id="id72" draw:layer="layout" svg:width="8cm" svg:height="2cm" svg:x="0.4cm" svg:y="18.2cm">
          <text:p text:style-name="P15"><text:span text:style-name="T7">Our approach!</text:span></text:p>
          <draw:enhanced-geometry svg:viewBox="0 0 21600 21600" draw:text-areas="800 800 20800 20800" draw:type="round-rectangular-callout" draw:modifiers="26348.7064116985 2882.1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The GDTL Solution</text:p>
          </draw:text-box>
        </draw:frame>
        <draw:frame draw:style-name="gr29" draw:text-style-name="P21" draw:layer="layout" svg:width="23cm" svg:height="13.195cm" svg:x="0.8cm" svg:y="5.105cm">
          <draw:text-box>
            <text:p text:style-name="P17"><text:span text:style-name="T19">sort</text:span><text:span text:style-name="T20"> </text:span><text:span text:style-name="T21">:</text:span><text:span text:style-name="T20"> Vec Int n </text:span><text:span text:style-name="T21">-&gt;</text:span><text:span text:style-name="T20"> Vec Int n</text:span></text:p>
            <text:p text:style-name="P17"><text:span text:style-name="T20"/></text:p>
            <text:p text:style-name="P17"><text:span text:style-name="T20">sort </text:span><text:span text:style-name="T22">Nil</text:span><text:span text:style-name="T20"> </text:span><text:span text:style-name="T21">=</text:span><text:span text:style-name="T20"> </text:span><text:span text:style-name="T22">Nil</text:span></text:p>
            <text:p text:style-name="P17"><text:span text:style-name="T20"/></text:p>
            <text:p text:style-name="P17"><text:span text:style-name="T20">sort </text:span><text:span text:style-name="T21">(</text:span><text:span text:style-name="T22">Cons</text:span><text:span text:style-name="T20"> head tail</text:span><text:span text:style-name="T21">)</text:span><text:span text:style-name="T20"> </text:span><text:span text:style-name="T21">=</text:span></text:p>
            <text:p text:style-name="P17"><text:span text:style-name="T20"><text:s text:c="2"/></text:span><text:span text:style-name="T20">sort </text:span><text:span text:style-name="T21">(</text:span><text:span text:style-name="T20">filter </text:span><text:span text:style-name="T21">(&lt;=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><text:s text:c="2"/></text:span><text:span text:style-name="T21">++</text:span><text:span text:style-name="T20"> </text:span><text:span text:style-name="T21">[</text:span><text:span text:style-name="T20">head</text:span><text:span text:style-name="T21">]</text:span></text:p>
            <text:p text:style-name="P17"><text:span text:style-name="T20"><text:s text:c="2"/></text:span><text:span text:style-name="T21">++</text:span><text:span text:style-name="T20"> sort </text:span><text:span text:style-name="T21">(</text:span><text:span text:style-name="T20">filter </text:span><text:span text:style-name="T21">(&gt;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/></text:p>
            <text:p text:style-name="P17"><text:span text:style-name="T20"/></text:p>
            <text:p text:style-name="P17"><text:span text:style-name="T19">filter</text:span><text:span text:style-name="T20"> </text:span><text:span text:style-name="T21">:</text:span><text:span text:style-name="T20"> </text:span><text:span text:style-name="T21">(</text:span><text:span text:style-name="T22">Int</text:span><text:span text:style-name="T20"> </text:span><text:span text:style-name="T21">-&gt;</text:span><text:span text:style-name="T20"> </text:span><text:span text:style-name="T22">Bool</text:span><text:span text:style-name="T21">)</text:span><text:span text:style-name="T20"> </text:span></text:p>
            <text:p text:style-name="P17"><text:span text:style-name="T20"><text:s text:c="7"/></text:span><text:span text:style-name="T21">-&gt;</text:span><text:span text:style-name="T20"> Vec Int n </text:span><text:span text:style-name="T21">-&gt;</text:span><text:span text:style-name="T20"> </text:span></text:p>
          </draw:text-box>
        </draw:frame>
        <draw:frame draw:style-name="gr32" draw:text-style-name="P21" draw:layer="layout" svg:width="8.2cm" svg:height="1.451cm" svg:x="14.3cm" svg:y="17cm">
          <draw:text-box>
            <text:p xml:id="id74" text:id="id74"><text:span text:style-name="T23">Vec Int ? </text:span></text:p>
          </draw:text-box>
        </draw:frame>
        <draw:frame draw:style-name="gr33" draw:text-style-name="P23" draw:layer="layout" svg:width="1.4cm" svg:height="4.485cm" svg:x="20.7cm" svg:y="9.857cm">
          <draw:text-box>
            <text:p xml:id="id76" text:id="id76"><text:span text:style-name="T25">}</text:span></text:p>
          </draw:text-box>
        </draw:frame>
        <draw:frame draw:style-name="gr34" draw:text-style-name="P2" draw:layer="layout" svg:width="5.4cm" svg:height="3.959cm" svg:x="22.4cm" svg:y="10.161cm">
          <draw:text-box>
            <text:p xml:id="id75" text:id="id75"><text:span text:style-name="T37">?</text:span>+1+<text:span text:style-name="T37">?</text:span> evals to <text:span text:style-name="T37">?</text:span>, is <text:span text:style-name="T38">consistent </text:span>with n</text:p>
          </draw:text-box>
        </draw:frame>
        <draw:custom-shape draw:style-name="gr43" draw:text-style-name="P26" xml:id="id73" draw:id="id73" draw:layer="layout" svg:width="1.4cm" svg:height="1.4cm" svg:x="18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563cm" svg:x="0cm" svg:y="0cm" presentation:class="title" presentation:user-transformed="true">
          <draw:text-box>
            <text:p>Gradual Type Safety</text:p>
          </draw:text-box>
        </draw:frame>
        <draw:frame draw:style-name="gr44" draw:text-style-name="P28" draw:layer="layout" svg:width="20.7cm" svg:height="1.381cm" svg:x="4.75cm" svg:y="6.927cm">
          <draw:text-box>
            <text:p xml:id="id77" text:id="id77" text:style-name="P11"><text:span text:style-name="T17">head : Vec a (n+1) -&gt; a</text:span></text:p>
          </draw:text-box>
        </draw:frame>
        <draw:frame draw:style-name="gr45" draw:text-style-name="P8" draw:layer="layout" svg:width="7.953cm" svg:height="1.382cm" svg:x="4.75cm" svg:y="9.862cm">
          <draw:text-box>
            <text:p xml:id="id78" text:id="id78"><text:span text:style-name="T17">x : Vec a 0</text:span></text:p>
          </draw:text-box>
        </draw:frame>
        <draw:frame draw:style-name="gr45" draw:text-style-name="P8" draw:layer="layout" svg:width="11.339cm" svg:height="1.382cm" svg:x="4.75cm" svg:y="12.962cm">
          <draw:text-box>
            <text:p xml:id="id79" text:id="id79"><text:span text:style-name="T17">theHead = head x</text:span></text:p>
          </draw:text-box>
        </draw:frame>
        <draw:custom-shape draw:style-name="gr46" draw:text-style-name="P25" xml:id="id80" draw:id="id80" draw:layer="layout" svg:width="11.4cm" svg:height="3.6cm" svg:x="15.8cm" svg:y="9cm">
          <text:list text:style-name="L1">
            <text:list-item>
              <text:p text:style-name="P25"><text:span text:style-name="T7">Does not typecheck</text:span></text:p>
            </text:list-item>
          </text:list>
          <draw:enhanced-geometry svg:viewBox="0 0 21600 21600" draw:text-areas="800 800 20800 20800" draw:type="round-rectangular-callout" draw:modifiers="-1913.51635821419 22445.7650652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5" draw:text-style-name="P8" draw:layer="layout" svg:width="7.953cm" svg:height="1.382cm" svg:x="4.751cm" svg:y="9.862cm">
          <draw:text-box>
            <text:p xml:id="id81" text:id="id81"><text:span text:style-name="T17">x : Vec a </text:span><text:span text:style-name="T39">?</text:span></text:p>
          </draw:text-box>
        </draw:frame>
        <draw:custom-shape draw:style-name="gr43" draw:text-style-name="P26" xml:id="id82" draw:id="id82" draw:layer="layout" svg:width="1.4cm" svg:height="1.4cm" svg:x="11.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9" draw:layer="layout" svg:width="5.502cm" svg:height="1.381cm" svg:x="1.898cm" svg:y="16.693cm">
          <draw:text-box>
            <text:p xml:id="id84" text:id="id84"><text:span text:style-name="T17">x ↦ Nil</text:span><text:span text:style-name="T17"><text:tab/></text:span></text:p>
          </draw:text-box>
        </draw:frame>
        <draw:custom-shape draw:style-name="gr48" draw:text-style-name="P25" xml:id="id85" draw:id="id85" draw:layer="layout" svg:width="11.4cm" svg:height="3.6cm" svg:x="7.2cm" svg:y="16cm">
          <text:list text:style-name="L1">
            <text:list-item>
              <text:p text:style-name="P25"><text:span text:style-name="T7">Runtime error</text:span></text:p>
            </text:list-item>
          </text:list>
          <draw:enhanced-geometry svg:viewBox="0 0 21600 21600" draw:text-areas="800 800 20800 20800" draw:type="round-rectangular-callout" draw:modifiers="-1885.09779843873 12386.5592890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5" xml:id="id83" draw:id="id83" draw:layer="layout" svg:width="11.4cm" svg:height="3.6cm" svg:x="15.796cm" svg:y="8.971cm">
          <text:list text:style-name="L1">
            <text:list-item>
              <text:p text:style-name="P25"><text:span text:style-name="T7">Typechecks!</text:span></text:p>
            </text:list-item>
          </text:list>
          <draw:enhanced-geometry svg:viewBox="0 0 21600 21600" draw:text-areas="800 800 20800 20800" draw:type="round-rectangular-callout" draw:modifiers="-1913.51635821419 22445.7650652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29" draw:layer="layout" svg:width="10.502cm" svg:height="1.381cm" svg:x="16.798cm" svg:y="16.694cm">
          <draw:text-box>
            <text:p xml:id="id86" text:id="id86"><text:span text:style-name="T17">x ↦ Cons 1 Nil</text:span><text:span text:style-name="T17"><text:tab/></text:span></text:p>
          </draw:text-box>
        </draw:frame>
        <draw:custom-shape draw:style-name="gr51" draw:text-style-name="P25" xml:id="id87" draw:id="id87" draw:layer="layout" svg:width="11.4cm" svg:height="3.6cm" svg:x="4.6cm" svg:y="15.8cm">
          <text:list text:style-name="L1">
            <text:list-item>
              <text:p text:style-name="P25"><text:span text:style-name="T7">Runs successfully</text:span></text:p>
            </text:list-item>
          </text:list>
          <draw:enhanced-geometry svg:viewBox="0 0 21600 21600" draw:text-areas="800 800 20800 20800" draw:type="round-rectangular-callout" draw:modifiers="24301.6577493202 13400.2777006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Filling in the Proof</text:p>
          </draw:text-box>
        </draw:frame>
        <draw:frame draw:style-name="gr37" draw:text-style-name="P21" draw:layer="layout" svg:width="23cm" svg:height="14.282cm" svg:x="0.8cm" svg:y="4.562cm">
          <draw:text-box>
            <text:p text:style-name="P17"><text:span text:style-name="T19">sort</text:span><text:span text:style-name="T20"> </text:span><text:span text:style-name="T21">:</text:span><text:span text:style-name="T20"> Vec Int n </text:span><text:span text:style-name="T21">-&gt;</text:span><text:span text:style-name="T20"> Vec Int n</text:span></text:p>
            <text:p text:style-name="P17"><text:span text:style-name="T20"/></text:p>
            <text:p text:style-name="P17"><text:span text:style-name="T20">sort </text:span><text:span text:style-name="T22">Nil</text:span><text:span text:style-name="T20"> </text:span><text:span text:style-name="T21">=</text:span><text:span text:style-name="T20"> </text:span><text:span text:style-name="T22">Nil</text:span></text:p>
            <text:p text:style-name="P17"><text:span text:style-name="T20"/></text:p>
            <text:p text:style-name="P17"><text:span text:style-name="T20">sort </text:span><text:span text:style-name="T21">(</text:span><text:span text:style-name="T22">Cons</text:span><text:span text:style-name="T20"> head tail</text:span><text:span text:style-name="T21">)</text:span><text:span text:style-name="T20"> </text:span><text:span text:style-name="T21">=</text:span></text:p>
            <text:p text:style-name="P17"><text:span text:style-name="T20"/></text:p>
            <text:p text:style-name="P17"><text:span text:style-name="T20"><text:s text:c="2"/></text:span><text:span text:style-name="T20">sort </text:span><text:span text:style-name="T21">(</text:span><text:span text:style-name="T20">filter </text:span><text:span text:style-name="T21">(&lt;=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><text:s text:c="2"/></text:span><text:span text:style-name="T21">++</text:span><text:span text:style-name="T20"> </text:span><text:span text:style-name="T21">[</text:span><text:span text:style-name="T20">head</text:span><text:span text:style-name="T21">]</text:span></text:p>
            <text:p text:style-name="P17"><text:span text:style-name="T20"><text:s text:c="2"/></text:span><text:span text:style-name="T21">++</text:span><text:span text:style-name="T20"> sort </text:span><text:span text:style-name="T21">(</text:span><text:span text:style-name="T20">filter </text:span><text:span text:style-name="T21">(&gt;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/></text:p>
            <text:p text:style-name="P17"><text:span text:style-name="T20"/></text:p>
            <text:p text:style-name="P17"><text:span text:style-name="T19">filter</text:span><text:span text:style-name="T20"> </text:span><text:span text:style-name="T21">:</text:span><text:span text:style-name="T20"> </text:span><text:span text:style-name="T21">(</text:span><text:span text:style-name="T22">Int</text:span><text:span text:style-name="T20"> </text:span><text:span text:style-name="T21">-&gt;</text:span><text:span text:style-name="T20"> </text:span><text:span text:style-name="T22">Bool</text:span><text:span text:style-name="T21">)</text:span><text:span text:style-name="T20"> </text:span></text:p>
            <text:p text:style-name="P17"><text:span text:style-name="T20"><text:s text:c="7"/></text:span><text:span text:style-name="T21">-&gt;</text:span><text:span text:style-name="T20"> Vec Int n </text:span><text:span text:style-name="T21">-&gt;</text:span><text:span text:style-name="T20"> </text:span></text:p>
          </draw:text-box>
        </draw:frame>
        <draw:frame draw:style-name="gr32" draw:text-style-name="P21" draw:layer="layout" svg:width="8.2cm" svg:height="1.451cm" svg:x="14.3cm" svg:y="17cm">
          <draw:text-box>
            <text:p><text:span text:style-name="T23">Vec Int ? </text:span></text:p>
          </draw:text-box>
        </draw:frame>
        <draw:frame draw:style-name="gr33" draw:text-style-name="P23" draw:layer="layout" svg:width="1.4cm" svg:height="4.485cm" svg:x="20.7cm" svg:y="9.857cm">
          <draw:text-box>
            <text:p><text:span text:style-name="T25">}</text:span></text:p>
          </draw:text-box>
        </draw:frame>
        <draw:frame draw:style-name="gr34" draw:text-style-name="P2" draw:layer="layout" svg:width="5.4cm" svg:height="3.959cm" svg:x="22.4cm" svg:y="10.161cm">
          <draw:text-box>
            <text:p>Need proof that lengths sum to n</text:p>
          </draw:text-box>
        </draw:frame>
        <draw:custom-shape draw:style-name="gr52" draw:text-style-name="P26" xml:id="id88" draw:id="id88" draw:layer="layout" svg:width="6.4cm" svg:height="4.839cm" svg:x="21.5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Gradual Proof Terms</text:p>
          </draw:text-box>
        </draw:frame>
        <draw:frame draw:style-name="gr53" draw:text-style-name="P24" xml:id="id89" draw:id="id89" draw:layer="layout" svg:width="25.8cm" svg:height="15.369cm" svg:x="0.8cm" svg:y="3.622cm">
          <draw:text-box>
            <text:p text:style-name="P17"><text:span text:style-name="T19">rewriteFilterLength</text:span><text:span text:style-name="T20"> </text:span><text:span text:style-name="T21">:</text:span></text:p>
            <text:p text:style-name="P17"><text:span text:style-name="T20"><text:s text:c="2"/></text:span><text:span text:style-name="T21">(</text:span><text:span text:style-name="T20">v </text:span><text:span text:style-name="T21">:</text:span><text:span text:style-name="T20"> </text:span><text:span text:style-name="T22">Vec</text:span><text:span text:style-name="T20"> </text:span><text:span text:style-name="T22">Int</text:span><text:span text:style-name="T20"> n</text:span><text:span text:style-name="T21">)</text:span></text:p>
            <text:p text:style-name="P17"><text:span text:style-name="T20"><text:s text:c="2"/></text:span><text:span text:style-name="T21">-&gt;</text:span><text:span text:style-name="T20"> </text:span><text:span text:style-name="T21">(</text:span><text:span text:style-name="T20">p </text:span><text:span text:style-name="T21">:</text:span><text:span text:style-name="T20"> </text:span><text:span text:style-name="T22">Int</text:span><text:span text:style-name="T20"> </text:span><text:span text:style-name="T21">-&gt;</text:span><text:span text:style-name="T20"> </text:span><text:span text:style-name="T22">Bool</text:span><text:span text:style-name="T21">)</text:span></text:p>
            <text:p text:style-name="P17"><text:span text:style-name="T20"><text:s text:c="2"/></text:span><text:span text:style-name="T21">-&gt;</text:span><text:span text:style-name="T20"> </text:span><text:span text:style-name="T22">Vec</text:span><text:span text:style-name="T20"> </text:span><text:span text:style-name="T22">Int</text:span><text:span text:style-name="T20"> </text:span></text:p>
            <text:p text:style-name="P17"><text:span text:style-name="T20"><text:s text:c="8"/></text:span><text:span text:style-name="T21">(</text:span><text:span text:style-name="T20">length </text:span><text:span text:style-name="T21">(</text:span><text:span text:style-name="T20">filter p v</text:span><text:span text:style-name="T21">)</text:span><text:span text:style-name="T20"> </text:span></text:p>
            <text:p text:style-name="P17"><text:span text:style-name="T20"><text:s text:c="9"/></text:span><text:span text:style-name="T21">+</text:span><text:span text:style-name="T20"> </text:span><text:span text:style-name="T27">1</text:span><text:span text:style-name="T20"> </text:span><text:span text:style-name="T21">+</text:span><text:span text:style-name="T20"> length </text:span><text:span text:style-name="T21">(</text:span><text:span text:style-name="T20">filter </text:span><text:span text:style-name="T21">(</text:span><text:span text:style-name="T20">not </text:span><text:span text:style-name="T21">.</text:span><text:span text:style-name="T20"> p</text:span><text:span text:style-name="T21">)</text:span><text:span text:style-name="T20"> v</text:span><text:span text:style-name="T21">)</text:span><text:span text:style-name="T20"> </text:span></text:p>
            <text:p text:style-name="P17"><text:span text:style-name="T20"><text:s text:c="2"/></text:span><text:span text:style-name="T21">-&gt;</text:span><text:span text:style-name="T20"> <text:s/></text:span><text:span text:style-name="T22">Vec</text:span><text:span text:style-name="T20"> </text:span><text:span text:style-name="T22">Int</text:span><text:span text:style-name="T20"> n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text-box>
        </draw:frame>
        <draw:frame draw:style-name="gr33" draw:text-style-name="P23" xml:id="id91" draw:id="id91" draw:layer="layout" svg:width="1.4cm" svg:height="4.485cm" svg:x="15.5cm" svg:y="13.1cm">
          <draw:text-box>
            <text:p><text:span text:style-name="T25">}</text:span></text:p>
          </draw:text-box>
        </draw:frame>
        <draw:frame draw:style-name="gr54" draw:text-style-name="P12" xml:id="id92" draw:id="id92" draw:layer="layout" svg:width="11.2cm" svg:height="10.411cm" svg:x="17.2cm" svg:y="10.179cm">
          <draw:text-box>
            <text:p><text:span text:style-name="T8">Like Idris/Agda typed holes</text:span></text:p>
            <text:p><text:span text:style-name="T8"/></text:p>
          </draw:text-box>
        </draw:frame>
        <draw:frame draw:style-name="gr55" draw:text-style-name="P8" draw:layer="layout" svg:width="14.133cm" svg:height="1.239cm" svg:x="0.915cm" svg:y="14.571cm">
          <draw:text-box>
            <text:p xml:id="id90" text:id="id90"><text:span text:style-name="T20">rewriteFilterLength = </text:span><text:span text:style-name="T40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Gradual Proof Terms</text:p>
          </draw:text-box>
        </draw:frame>
        <draw:frame draw:style-name="gr37" draw:text-style-name="P24" draw:layer="layout" svg:width="23cm" svg:height="14.282cm" svg:x="0.8cm" svg:y="2.862cm">
          <draw:text-box>
            <text:p text:style-name="P17"><text:span text:style-name="T19">sort</text:span><text:span text:style-name="T20"> </text:span><text:span text:style-name="T21">:</text:span><text:span text:style-name="T20"> Vec Int n </text:span><text:span text:style-name="T21">-&gt;</text:span><text:span text:style-name="T20"> Vec Int n</text:span></text:p>
            <text:p text:style-name="P17"><text:span text:style-name="T20"/></text:p>
            <text:p text:style-name="P17"><text:span text:style-name="T20">sort </text:span><text:span text:style-name="T22">Nil</text:span><text:span text:style-name="T20"> </text:span><text:span text:style-name="T21">=</text:span><text:span text:style-name="T20"> </text:span><text:span text:style-name="T22">Nil</text:span></text:p>
            <text:p text:style-name="P17"><text:span text:style-name="T20"/></text:p>
            <text:p text:style-name="P17"><text:span text:style-name="T20">sort </text:span><text:span text:style-name="T21">(</text:span><text:span text:style-name="T22">Cons</text:span><text:span text:style-name="T20"> head tail</text:span><text:span text:style-name="T21">)</text:span><text:span text:style-name="T20"> </text:span><text:span text:style-name="T21">=</text:span></text:p>
            <text:p text:style-name="P17"><text:span text:style-name="T20"/></text:p>
            <text:p text:style-name="P17"><text:span text:style-name="T20"><text:s text:c="2"/></text:span><text:span text:style-name="T20">sort </text:span><text:span text:style-name="T21">(</text:span><text:span text:style-name="T20">filter </text:span><text:span text:style-name="T21">(&lt;=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><text:s text:c="2"/></text:span><text:span text:style-name="T21">++</text:span><text:span text:style-name="T20"> </text:span><text:span text:style-name="T21">[</text:span><text:span text:style-name="T20">head</text:span><text:span text:style-name="T21">]</text:span></text:p>
            <text:p text:style-name="P17"><text:span text:style-name="T20"><text:s text:c="2"/></text:span><text:span text:style-name="T21">++</text:span><text:span text:style-name="T20"> sort </text:span><text:span text:style-name="T21">(</text:span><text:span text:style-name="T20">filter </text:span><text:span text:style-name="T21">(&gt;</text:span><text:span text:style-name="T20"> head</text:span><text:span text:style-name="T21">)</text:span><text:span text:style-name="T20"> tail</text:span><text:span text:style-name="T21">))</text:span></text:p>
            <text:p text:style-name="P17"><text:span text:style-name="T20"/></text:p>
            <text:p text:style-name="P17"><text:span text:style-name="T19"/></text:p>
            <text:p text:style-name="P17"><text:span text:style-name="T19">filter</text:span><text:span text:style-name="T20"> </text:span><text:span text:style-name="T21">:</text:span><text:span text:style-name="T20"> </text:span><text:span text:style-name="T21">(</text:span><text:span text:style-name="T22">Int</text:span><text:span text:style-name="T20"> </text:span><text:span text:style-name="T21">-&gt;</text:span><text:span text:style-name="T20"> </text:span><text:span text:style-name="T22">Bool</text:span><text:span text:style-name="T21">)</text:span><text:span text:style-name="T20"> </text:span></text:p>
            <text:p text:style-name="P17"><text:span text:style-name="T20"><text:s text:c="7"/></text:span><text:span text:style-name="T21">-&gt;</text:span><text:span text:style-name="T20"> Vec Int n </text:span><text:span text:style-name="T21">-&gt;</text:span><text:span text:style-name="T20"> </text:span></text:p>
          </draw:text-box>
        </draw:frame>
        <draw:frame draw:style-name="gr32" draw:text-style-name="P21" draw:layer="layout" svg:width="8.2cm" svg:height="1.451cm" svg:x="14.3cm" svg:y="15.3cm">
          <draw:text-box>
            <text:p><text:span text:style-name="T23">Vec Int ? </text:span></text:p>
          </draw:text-box>
        </draw:frame>
        <draw:frame draw:style-name="gr29" draw:text-style-name="P24" xml:id="id93" draw:id="id93" draw:layer="layout" svg:width="23cm" svg:height="13.195cm" svg:x="0.8cm" svg:y="4.506cm">
          <draw:text-box>
            <text:p text:style-name="P17"><text:span text:style-name="T20"><text:s text:c="2"/></text:span><text:span text:style-name="T20">rewriteFilterLength </text:span><text:span text:style-name="T21">(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><text:s text:c="32"/></text:span><text:span text:style-name="T21">)</text:span></text:p>
          </draw:text-box>
        </draw:frame>
        <draw:frame draw:style-name="gr56" draw:text-style-name="P12" draw:layer="layout" svg:width="24.065cm" svg:height="2.283cm" svg:x="1cm" svg:y="17.463cm">
          <draw:text-box>
            <text:p xml:id="id94" text:id="id94"><text:span text:style-name="T8">This code typechecks </text:span><text:span text:style-name="T41">and run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Semantics of <text:span text:style-name="T37">? </text:span><text:span text:style-name="T42">in GDTL</text:span></text:p>
          </draw:text-box>
        </draw:frame>
        <draw:frame draw:style-name="gr57" draw:text-style-name="P10" draw:layer="layout" svg:width="24.2cm" svg:height="7.787cm" svg:x="1.2cm" svg:y="3.71cm">
          <draw:text-box>
            <text:list text:style-name="L1">
              <text:list-item>
                <text:p xml:id="id95" text:id="id95" text:style-name="P30"><text:span text:style-name="T4">? </text:span><text:span text:style-name="T3">has type </text:span><text:span text:style-name="T4">?</text:span><text:span text:style-name="T3">, can use at any type</text:span></text:p>
              </text:list-item>
              <text:list-item>
                <text:p xml:id="id96" text:id="id96" text:style-name="P30"><text:span text:style-name="T3">Eliminating </text:span><text:span text:style-name="T4">?</text:span><text:span text:style-name="T3"> produces </text:span><text:span text:style-name="T4">?</text:span><text:span text:style-name="T3"> </text:span></text:p>
              </text:list-item>
              <text:list-item>
                <text:p xml:id="id97" text:id="id97" text:style-name="P30"><text:span text:style-name="T3">Runtime checks ensure safety</text:span></text:p>
              </text:list-item>
            </text:list>
          </draw:text-box>
        </draw:frame>
        <draw:frame draw:style-name="gr58" draw:text-style-name="P24" draw:layer="layout" svg:width="25.8cm" svg:height="6.673cm" svg:x="0.8cm" svg:y="12.394cm">
          <draw:text-box>
            <text:p xml:id="id98" text:id="id98" text:style-name="P17"><text:span text:style-name="T19">subst</text:span><text:span text:style-name="T20"> </text:span><text:span text:style-name="T21">:</text:span><text:span text:style-name="T20"> a </text:span><text:span text:style-name="T21">=</text:span><text:span text:style-name="T20"> b </text:span><text:span text:style-name="T21">-&gt;</text:span><text:span text:style-name="T20"> </text:span><text:span text:style-name="T22">P</text:span><text:span text:style-name="T20"> a </text:span><text:span text:style-name="T21">-&gt;</text:span><text:span text:style-name="T20"> </text:span><text:span text:style-name="T22">P</text:span><text:span text:style-name="T20"> b</text:span></text:p>
            <text:p text:style-name="P17"><text:span text:style-name="T20"/></text:p>
            <text:p xml:id="id99" text:id="id99" text:style-name="P17"><text:span text:style-name="T19">badProof</text:span><text:span text:style-name="T20"> </text:span><text:span text:style-name="T21">:</text:span><text:span text:style-name="T20"> </text:span><text:span text:style-name="T27">0</text:span><text:span text:style-name="T20"> </text:span><text:span text:style-name="T21">=</text:span><text:span text:style-name="T20"> </text:span><text:span text:style-name="T27">1</text:span></text:p>
            <text:p xml:id="id100" text:id="id100" text:style-name="P17"><text:span text:style-name="T20">badProof </text:span><text:span text:style-name="T21">=</text:span><text:span text:style-name="T20"> </text:span><text:span text:style-name="T21">?</text:span></text:p>
            <text:p text:style-name="P17"><text:span text:style-name="T20"/></text:p>
            <text:p xml:id="id101" text:id="id101" text:style-name="P17"><text:span text:style-name="T20">head </text:span><text:span text:style-name="T21">((</text:span><text:span text:style-name="T20">subst badProof nil</text:span><text:span text:style-name="T21">)</text:span><text:span text:style-name="T20"> </text:span><text:span text:style-name="T21">::</text:span><text:span text:style-name="T20"> </text:span><text:span text:style-name="T22">Vec</text:span><text:span text:style-name="T20"> </text:span><text:span text:style-name="T22">Int</text:span><text:span text:style-name="T20"> </text:span><text:span text:style-name="T27">1</text:span><text:span text:style-name="T21">)</text:span><text:span text:style-name="T20"> </text:span></text:p>
          </draw:text-box>
        </draw:frame>
        <draw:custom-shape draw:style-name="gr59" draw:text-style-name="P25" xml:id="id102" draw:id="id102" draw:layer="layout" svg:width="11cm" svg:height="3.6cm" svg:x="15.8cm" svg:y="13.8cm">
          <text:list text:style-name="L1">
            <text:list-item>
              <text:p text:style-name="P25"><text:span text:style-name="T7">Typechecks</text:span></text:p>
            </text:list-item>
            <text:list-item>
              <text:p text:style-name="P15"><text:span text:style-name="T7">Runtime type error</text:span></text:p>
            </text:list-item>
          </text:list>
          <draw:enhanced-geometry svg:viewBox="0 0 21600 21600" draw:text-areas="800 800 20800 20800" draw:type="round-rectangular-callout" draw:modifiers="-1983.09244614126 22445.7650652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ile_3a__2f__2f__2f_home_2f_sb17498_2f_.config_2f_libreoffice_2f_4_2f_user_2f_template_2f_MetropolisTemplate.otp1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1" draw:layer="layout" svg:width="17.6cm" svg:height="3.506cm" svg:x="5.2cm" svg:y="6.637cm" presentation:class="title" presentation:user-transformed="true">
          <draw:text-box>
            <text:p text:style-name="P11">GDTL: A Gradual Dependently Typed Language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Gradual Dependent Types</text:p>
          </draw:text-box>
        </draw:frame>
        <draw:frame draw:style-name="gr60" draw:text-style-name="P31" draw:layer="layout" svg:width="8.838cm" svg:height="3.309cm" svg:x="15.685cm" svg:y="8.46cm">
          <draw:text-box>
            <text:p xml:id="id108" text:id="id108"><text:span text:style-name="T43">?</text:span><text:span text:style-name="T44"> as unknown </text:span></text:p>
            <text:p xml:id="id109" text:id="id109"><text:span text:style-name="T44">type </text:span><text:span text:style-name="T45">and </text:span><text:span text:style-name="T46"><text:s/>term</text:span></text:p>
          </draw:text-box>
        </draw:frame>
        <draw:frame draw:style-name="gr61" draw:text-style-name="P31" draw:layer="layout" svg:width="7.453cm" svg:height="1.78cm" svg:x="1.984cm" svg:y="13.124cm">
          <draw:text-box>
            <text:p xml:id="id110" text:id="id110"><text:span text:style-name="T44">Type Indices</text:span></text:p>
          </draw:text-box>
        </draw:frame>
        <draw:frame draw:style-name="gr62" draw:text-style-name="P31" draw:layer="layout" svg:width="9.091cm" svg:height="1.78cm" svg:x="15.886cm" svg:y="13.124cm">
          <draw:text-box>
            <text:p xml:id="id112" text:id="id112"><text:span text:style-name="T43">?</text:span><text:span text:style-name="T44"> as type index</text:span></text:p>
          </draw:text-box>
        </draw:frame>
        <draw:frame draw:style-name="gr63" draw:text-style-name="P31" draw:layer="layout" svg:width="6.522cm" svg:height="1.78cm" svg:x="2.449cm" svg:y="16.524cm">
          <draw:text-box>
            <text:p xml:id="id113" text:id="id113"><text:span text:style-name="T44">Proof term</text:span></text:p>
          </draw:text-box>
        </draw:frame>
        <draw:frame draw:style-name="gr64" draw:text-style-name="P31" draw:layer="layout" svg:width="7.271cm" svg:height="3.309cm" svg:x="15.886cm" svg:y="15.76cm">
          <draw:text-box>
            <text:p xml:id="id115" text:id="id115"><text:span text:style-name="T43">?</text:span><text:span text:style-name="T44"> as a term </text:span></text:p>
            <text:p xml:id="id116" text:id="id116"><text:span text:style-name="T45">at runtime</text:span></text:p>
          </draw:text-box>
        </draw:frame>
        <draw:polyline draw:style-name="gr16" draw:text-style-name="P8" xml:id="id107" draw:id="id107" draw:layer="layout" svg:width="3.799cm" svg:height="0cm" svg:x="11.7cm" svg:y="10.3cm" svg:viewBox="0 0 3800 0" draw:points="0,0 3800,0">
          <text:p/>
        </draw:polyline>
        <draw:polyline draw:style-name="gr16" draw:text-style-name="P8" xml:id="id111" draw:id="id111" draw:layer="layout" svg:width="3.799cm" svg:height="0cm" svg:x="11.725cm" svg:y="14.1cm" svg:viewBox="0 0 3800 0" draw:points="0,0 3800,0">
          <text:p/>
        </draw:polyline>
        <draw:polyline draw:style-name="gr16" draw:text-style-name="P8" xml:id="id114" draw:id="id114" draw:layer="layout" svg:width="3.799cm" svg:height="0cm" svg:x="11.625cm" svg:y="17.6cm" svg:viewBox="0 0 3800 0" draw:points="0,0 3800,0">
          <text:p/>
        </draw:polyline>
        <draw:frame draw:style-name="gr65" draw:text-style-name="P31" draw:layer="layout" svg:width="11.284cm" svg:height="1.78cm" svg:x="0.22cm" svg:y="9.6cm">
          <draw:text-box>
            <text:p xml:id="id106" text:id="id106"><text:span text:style-name="T44">Type/Term Overlap</text:span></text:p>
          </draw:text-box>
        </draw:frame>
        <draw:frame draw:style-name="gr14" draw:text-style-name="P10" draw:layer="layout" svg:width="25.8cm" svg:height="2.969cm" svg:x="0.6cm" svg:y="2.915cm">
          <draw:text-box>
            <text:p xml:id="id103" text:id="id103"><text:span text:style-name="T7">Statics + Dynamics mostly using </text:span></text:p>
            <text:p xml:id="id104" text:id="id104"><text:span text:style-name="T18">Abstracting Gradual Typing (Garcia et. al. 2016)</text:span></text:p>
          </draw:text-box>
        </draw:frame>
        <draw:frame draw:style-name="gr14" draw:text-style-name="P32" draw:layer="layout" svg:width="12.2cm" svg:height="2.969cm" svg:x="1cm" svg:y="5.815cm">
          <draw:text-box>
            <text:p xml:id="id105" text:id="id105"><text:span text:style-name="T47">Main extension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What’s the Catch?</text:p>
          </draw:text-box>
        </draw:frame>
        <draw:frame draw:style-name="gr30" draw:text-style-name="P33" draw:layer="layout" svg:width="12.4cm" svg:height="2.283cm" svg:x="1.4cm" svg:y="2.958cm">
          <draw:text-box>
            <text:p xml:id="id117" text:id="id117"><text:span text:style-name="T48">Dependent Types</text:span></text:p>
          </draw:text-box>
        </draw:frame>
        <draw:frame draw:style-name="gr30" draw:text-style-name="P33" draw:layer="layout" svg:width="12.4cm" svg:height="2.283cm" svg:x="15cm" svg:y="2.959cm">
          <draw:text-box>
            <text:p xml:id="id122" text:id="id122"><text:span text:style-name="T48">Gradual Types</text:span></text:p>
          </draw:text-box>
        </draw:frame>
        <draw:frame draw:style-name="gr66" draw:text-style-name="P31" draw:layer="layout" svg:width="10.4cm" svg:height="3.309cm" svg:x="1.6cm" svg:y="6.146cm">
          <draw:text-box>
            <text:p xml:id="id118" text:id="id118"><text:span text:style-name="T44">Evaluate terms </text:span></text:p>
            <text:p xml:id="id119" text:id="id119"><text:span text:style-name="T49">at compile time</text:span></text:p>
          </draw:text-box>
        </draw:frame>
        <draw:frame draw:style-name="gr66" draw:text-style-name="P34" draw:layer="layout" svg:width="10.4cm" svg:height="3.309cm" svg:x="15.5cm" svg:y="6.146cm">
          <draw:text-box>
            <text:p xml:id="id123" text:id="id123"><text:span text:style-name="T50">Evaluating has effects</text:span></text:p>
          </draw:text-box>
        </draw:frame>
        <draw:frame draw:style-name="gr66" draw:text-style-name="P34" draw:layer="layout" svg:width="10.4cm" svg:height="3.309cm" svg:x="1.6cm" svg:y="10.647cm">
          <draw:text-box>
            <text:p xml:id="id120" text:id="id120"><text:span text:style-name="T50">Strongly normalizing</text:span></text:p>
          </draw:text-box>
        </draw:frame>
        <draw:frame draw:style-name="gr67" draw:text-style-name="P34" draw:layer="layout" svg:width="10.4cm" svg:height="1.78cm" svg:x="1.6cm" svg:y="16.111cm">
          <draw:text-box>
            <text:p xml:id="id121" text:id="id121"><text:span text:style-name="T50">Failure free</text:span></text:p>
          </draw:text-box>
        </draw:frame>
        <draw:frame draw:style-name="gr66" draw:text-style-name="P34" draw:layer="layout" svg:width="10.4cm" svg:height="3.309cm" svg:x="15.5cm" svg:y="10.647cm">
          <draw:text-box>
            <text:p xml:id="id124" text:id="id124"><text:span text:style-name="T50">Can diverge</text:span></text:p>
            <text:p xml:id="id125" text:id="id125"><text:span text:style-name="T50">i.e.</text:span></text:p>
          </draw:text-box>
        </draw:frame>
        <draw:frame draw:style-name="gr66" draw:text-style-name="P34" draw:layer="layout" svg:width="10.4cm" svg:height="3.309cm" svg:x="15.4cm" svg:y="15.347cm">
          <draw:text-box>
            <text:p xml:id="id127" text:id="id127"><text:span text:style-name="T50">Type errors in evaluation</text:span></text:p>
          </draw:text-box>
        </draw:frame>
        <draw:g xml:id="id126" draw:id="id126">
          <svg:title>TexMaths</svg:title>
          <svg:desc>36§inline§\lambda (x : \textbf{?}) \ldotp x\ x§svg§600§FALSE§</svg:desc>
          <draw:frame draw:style-name="gr68" draw:text-style-name="P26" draw:layer="layout" svg:width="6.653cm" svg:height="1.357cm" svg:x="17.747cm" svg:y="12.5cm">
            <draw:image xlink:href="Pictures/10002549000007390000017A230D763EC99553B1.svg" xlink:type="simple" xlink:show="embed" xlink:actuate="onLoad" loext:mime-type="image/svg+xml">
              <text:p/>
            </draw:image>
            <draw:image xlink:href="Pictures/10000201000000460000000E93C0922E4F76B0CF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<text:span text:style-name="T37">Key Idea: </text:span><text:span text:style-name="T42">Approximate Normalization</text:span></text:p>
          </draw:text-box>
        </draw:frame>
        <draw:frame draw:style-name="standard" draw:layer="layout" svg:width="26.967cm" svg:height="10.073cm" svg:x="0.433cm" svg:y="5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4" draw:text-style-name="P35" draw:layer="layout" svg:width="8.968cm" svg:height="2.969cm" svg:x="0.301cm" svg:y="6.962cm">
          <draw:text-box>
            <text:p xml:id="id129" text:id="id129"><text:span text:style-name="T51">Compile-time Normalization</text:span></text:p>
          </draw:text-box>
        </draw:frame>
        <draw:frame draw:style-name="gr14" draw:text-style-name="P36" draw:layer="layout" svg:width="8.968cm" svg:height="2.969cm" svg:x="9.301cm" svg:y="7.019cm">
          <draw:text-box>
            <text:p xml:id="id130" text:id="id130"><text:span text:style-name="T26">Always terminates</text:span></text:p>
          </draw:text-box>
        </draw:frame>
        <draw:frame draw:style-name="gr14" draw:text-style-name="P36" draw:layer="layout" svg:width="8.968cm" svg:height="2.969cm" svg:x="18.433cm" svg:y="6.832cm">
          <draw:text-box>
            <text:p xml:id="id131" text:id="id131"><text:span text:style-name="T26">Approximate results</text:span></text:p>
          </draw:text-box>
        </draw:frame>
        <draw:frame draw:style-name="gr14" draw:text-style-name="P35" draw:layer="layout" svg:width="8.968cm" svg:height="2.969cm" svg:x="0.301cm" svg:y="11.832cm">
          <draw:text-box>
            <text:p xml:id="id132" text:id="id132"><text:span text:style-name="T51">Runtime Evaluation</text:span></text:p>
          </draw:text-box>
        </draw:frame>
        <draw:frame draw:style-name="gr23" draw:text-style-name="P37" draw:layer="layout" svg:width="8.968cm" svg:height="1.61cm" svg:x="9.301cm" svg:y="12.712cm">
          <draw:text-box>
            <text:p xml:id="id133" text:id="id133" text:style-name="P25"><text:span text:style-name="T26">May diverge</text:span></text:p>
          </draw:text-box>
        </draw:frame>
        <draw:frame draw:style-name="gr23" draw:text-style-name="P36" draw:layer="layout" svg:width="8.968cm" svg:height="1.61cm" svg:x="18.433cm" svg:y="12.681cm">
          <draw:text-box>
            <text:p xml:id="id134" text:id="id134"><text:span text:style-name="T26">Exact results</text:span></text:p>
          </draw:text-box>
        </draw:frame>
        <draw:frame draw:style-name="gr69" draw:text-style-name="P10" draw:layer="layout" svg:width="15.094cm" svg:height="1.61cm" svg:x="0.5cm" svg:y="3.294cm">
          <draw:text-box>
            <text:p xml:id="id128" text:id="id128"><text:span text:style-name="T7">Exploit the phase distinction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<text:span text:style-name="T37">Compile-Time - </text:span><text:s/>Approximation #1: Termination</text:p>
          </draw:text-box>
        </draw:frame>
        <draw:frame draw:style-name="gr70" draw:text-style-name="P32" draw:layer="layout" svg:width="25.877cm" svg:height="2.969cm" svg:x="0.462cm" svg:y="3.063cm">
          <draw:text-box>
            <text:p xml:id="id135" text:id="id135"><text:span text:style-name="T47">Based on </text:span><text:span text:style-name="T52">Hereditary Substitution </text:span></text:p>
            <text:p xml:id="id136" text:id="id136"><text:span text:style-name="T53">(Watkins et al 2003)</text:span></text:p>
          </draw:text-box>
        </draw:frame>
        <draw:frame draw:style-name="gr71" draw:text-style-name="P10" draw:layer="layout" svg:width="7.594cm" svg:height="3.976cm" svg:x="18.506cm" svg:y="16.867cm">
          <draw:text-box>
            <text:p xml:id="id146" text:id="id146"><text:span text:style-name="T3">Return </text:span><text:span text:style-name="T39">?</text:span></text:p>
          </draw:text-box>
        </draw:frame>
        <draw:frame draw:style-name="gr72" draw:text-style-name="P10" draw:layer="layout" svg:width="12.394cm" svg:height="4.315cm" svg:x="3.206cm" svg:y="16.867cm">
          <draw:text-box>
            <text:p xml:id="id143" text:id="id143"><text:span text:style-name="T7">Proceed normally</text:span></text:p>
          </draw:text-box>
        </draw:frame>
        <draw:frame draw:style-name="gr73" draw:text-style-name="P10" draw:layer="layout" svg:width="16cm" svg:height="2.427cm" svg:x="6cm" svg:y="11cm">
          <draw:text-box>
            <text:p xml:id="id139" text:id="id139"><text:span text:style-name="T7">Types structurally decreasing?</text:span></text:p>
          </draw:text-box>
        </draw:frame>
        <draw:polyline draw:style-name="gr16" draw:text-style-name="P8" xml:id="id144" draw:id="id144" draw:layer="layout" svg:width="3.199cm" svg:height="4.172cm" svg:x="18.113cm" svg:y="13.727cm" svg:viewBox="0 0 3200 4173" draw:points="0,0 3200,4173">
          <text:p/>
        </draw:polyline>
        <draw:polyline draw:style-name="gr16" draw:text-style-name="P8" xml:id="id141" draw:id="id141" draw:layer="layout" svg:width="3.199cm" svg:height="4.172cm" svg:x="6.488cm" svg:y="13.703cm" svg:viewBox="0 0 3200 4173" draw:points="3200,0 0,4173">
          <text:p/>
        </draw:polyline>
        <draw:frame draw:style-name="gr74" draw:text-style-name="P38" xml:id="id145" draw:id="id145" draw:layer="layout" svg:width="2.994cm" svg:height="2.283cm" svg:x="19.706cm" svg:y="13.8cm">
          <draw:text-box>
            <text:p><text:span text:style-name="T54">No</text:span></text:p>
          </draw:text-box>
        </draw:frame>
        <draw:frame draw:style-name="gr74" draw:text-style-name="P38" xml:id="id142" draw:id="id142" draw:layer="layout" svg:width="2.994cm" svg:height="2.283cm" svg:x="5.1cm" svg:y="13.8cm">
          <draw:text-box>
            <text:p><text:span text:style-name="T54">Yes</text:span></text:p>
          </draw:text-box>
        </draw:frame>
        <draw:frame draw:style-name="gr75" draw:text-style-name="P10" draw:layer="layout" svg:width="23.6cm" svg:height="5.518cm" svg:x="1.2cm" svg:y="5.7cm">
          <draw:text-box>
            <text:list text:style-name="L1">
              <text:list-item>
                <text:p xml:id="id137" text:id="id137"><text:span text:style-name="T7">Static version: normalization is </text:span><text:span text:style-name="T18">structurally recursive </text:span><text:span text:style-name="T55">on types</text:span></text:p>
              </text:list-item>
              <text:list-item>
                <text:p xml:id="id138" text:id="id138"><text:span text:style-name="T55">Our version:</text:span></text:p>
              </text:list-item>
            </text:list>
          </draw:text-box>
        </draw:frame>
        <draw:custom-shape draw:style-name="gr76" draw:text-style-name="P26" xml:id="id140" draw:id="id140" draw:layer="layout" svg:width="23cm" svg:height="8.4cm" svg:x="2.5cm" svg:y="11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Hereditary Substitution Examples</text:p>
          </draw:text-box>
        </draw:frame>
        <draw:g xml:id="id154" draw:id="id154">
          <svg:title>TexMaths</svg:title>
          <svg:desc>36§inline§x : (\textbf{?} \to \textbf{?}) \to \textbf{?}§svg§600§FALSE§</svg:desc>
          <draw:frame draw:style-name="gr68" draw:text-style-name="P26" draw:layer="layout" svg:width="8.77cm" svg:height="1.357cm" svg:x="17.2cm" svg:y="3.244cm">
            <draw:image xlink:href="Pictures/1000223D000009850000017AE9A1E85550F6C50D.svg" xlink:type="simple" xlink:show="embed" xlink:actuate="onLoad" loext:mime-type="image/svg+xml">
              <text:p/>
            </draw:image>
            <draw:image xlink:href="Pictures/100002010000005C0000000E897E01D549C0E8E7.png" xlink:type="simple" xlink:show="embed" xlink:actuate="onLoad" loext:mime-type="image/png"/>
          </draw:frame>
        </draw:g>
        <draw:g xml:id="id147" draw:id="id147">
          <svg:title>TexMaths</svg:title>
          <svg:desc>36§inline§(\lambda x \ldotp x (\lambda y \ldotp y y))(\lambda z \ldotp z z)§svg§600§FALSE§</svg:desc>
          <draw:frame draw:style-name="gr68" draw:text-style-name="P26" draw:layer="layout" svg:width="12.193cm" svg:height="1.357cm" svg:x="1.407cm" svg:y="3.243cm">
            <draw:image xlink:href="Pictures/100054D300000D3C0000017AD5F93FB636BA0BF5.svg" xlink:type="simple" xlink:show="embed" xlink:actuate="onLoad" loext:mime-type="image/svg+xml">
              <text:p/>
            </draw:image>
            <draw:image xlink:href="Pictures/10000201000000800000000E7625BDCFB3851B95.png" xlink:type="simple" xlink:show="embed" xlink:actuate="onLoad" loext:mime-type="image/png"/>
          </draw:frame>
        </draw:g>
        <draw:g xml:id="id148" draw:id="id148">
          <svg:title>TexMaths</svg:title>
          <svg:desc>36§inline§(\lambda z \ldotp z z)(\lambda y \ldotp y y)§svg§600§FALSE§</svg:desc>
          <draw:frame draw:style-name="gr68" draw:text-style-name="P26" draw:layer="layout" svg:width="8.464cm" svg:height="1.357cm" svg:x="1.336cm" svg:y="6.982cm">
            <draw:image xlink:href="Pictures/10003D4F000009300000017A3AEEB71D68B478F7.svg" xlink:type="simple" xlink:show="embed" xlink:actuate="onLoad" loext:mime-type="image/svg+xml">
              <text:p/>
            </draw:image>
            <draw:image xlink:href="Pictures/10000201000000590000000E3C4BBD4E79746147.png" xlink:type="simple" xlink:show="embed" xlink:actuate="onLoad" loext:mime-type="image/png"/>
          </draw:frame>
        </draw:g>
        <draw:g xml:id="id150" draw:id="id150">
          <svg:title>TexMaths</svg:title>
          <svg:desc>36§inline§(\lambda y \ldotp y y) (\lambda y \ldotp y y)§svg§600§FALSE§</svg:desc>
          <draw:frame draw:style-name="gr68" draw:text-style-name="P26" draw:layer="layout" svg:width="8.528cm" svg:height="1.357cm" svg:x="1.2cm" svg:y="10.722cm">
            <draw:image xlink:href="Pictures/10003E14000009420000017AC125330ACC758EF7.svg" xlink:type="simple" xlink:show="embed" xlink:actuate="onLoad" loext:mime-type="image/svg+xml">
              <text:p/>
            </draw:image>
            <draw:image xlink:href="Pictures/100002010000005A0000000E21573AA225632D51.png" xlink:type="simple" xlink:show="embed" xlink:actuate="onLoad" loext:mime-type="image/png"/>
          </draw:frame>
        </draw:g>
        <draw:g xml:id="id155" draw:id="id155">
          <svg:title>TexMaths</svg:title>
          <svg:desc>36§inline§z : \textbf{?} \to \textbf{?}§svg§600§FALSE§</svg:desc>
          <draw:frame draw:style-name="gr68" draw:text-style-name="P26" draw:layer="layout" svg:width="5.051cm" svg:height="0.99cm" svg:x="17.119cm" svg:y="6.982cm">
            <draw:image xlink:href="Pictures/100015640000057C0000011445D3693F4E11FDB0.svg" xlink:type="simple" xlink:show="embed" xlink:actuate="onLoad" loext:mime-type="image/svg+xml">
              <text:p/>
            </draw:image>
            <draw:image xlink:href="Pictures/10000201000000350000000A58742C9D7795A30A.png" xlink:type="simple" xlink:show="embed" xlink:actuate="onLoad" loext:mime-type="image/png"/>
          </draw:frame>
        </draw:g>
        <draw:g xml:id="id157" draw:id="id157">
          <svg:title>TexMaths</svg:title>
          <svg:desc>36§inline§y : \textbf{?}§svg§600§FALSE§</svg:desc>
          <draw:frame draw:style-name="gr68" draw:text-style-name="P26" draw:layer="layout" svg:width="2.416cm" svg:height="1.238cm" svg:x="17.2cm" svg:y="10.722cm">
            <draw:image xlink:href="Pictures/10000E13000002A0000001596A669D5A3C84030B.svg" xlink:type="simple" xlink:show="embed" xlink:actuate="onLoad" loext:mime-type="image/svg+xml">
              <text:p/>
            </draw:image>
            <draw:image xlink:href="Pictures/10000201000000190000000D95DA970445A48B5B.png" xlink:type="simple" xlink:show="embed" xlink:actuate="onLoad" loext:mime-type="image/png"/>
          </draw:frame>
        </draw:g>
        <draw:g xml:id="id159" draw:id="id159">
          <svg:title>TexMaths</svg:title>
          <svg:desc>36§inline§y : \textbf{?}§svg§600§FALSE§</svg:desc>
          <draw:frame draw:style-name="gr68" draw:text-style-name="P26" draw:layer="layout" svg:width="2.416cm" svg:height="1.238cm" svg:x="17.2cm" svg:y="14.461cm">
            <draw:image xlink:href="Pictures/10000E13000002A0000001596A669D5A3C84030B.svg" xlink:type="simple" xlink:show="embed" xlink:actuate="onLoad" loext:mime-type="image/svg+xml">
              <text:p/>
            </draw:image>
            <draw:image xlink:href="Pictures/10000201000000190000000D95DA970445A48B5B.png" xlink:type="simple" xlink:show="embed" xlink:actuate="onLoad" loext:mime-type="image/png"/>
          </draw:frame>
        </draw:g>
        <draw:g xml:id="id152" draw:id="id152">
          <svg:title>TexMaths</svg:title>
          <svg:desc>36§inline§(\lambda y \ldotp y y) (\lambda y \ldotp y y)§svg§600§FALSE§</svg:desc>
          <draw:frame draw:style-name="gr68" draw:text-style-name="P26" draw:layer="layout" svg:width="8.528cm" svg:height="1.357cm" svg:x="1.2cm" svg:y="14.461cm">
            <draw:image xlink:href="Pictures/10003E14000009420000017AC125330ACC758EF7.svg" xlink:type="simple" xlink:show="embed" xlink:actuate="onLoad" loext:mime-type="image/svg+xml">
              <text:p/>
            </draw:image>
            <draw:image xlink:href="Pictures/100002010000005A0000000E21573AA225632D51.png" xlink:type="simple" xlink:show="embed" xlink:actuate="onLoad" loext:mime-type="image/png"/>
          </draw:frame>
        </draw:g>
        <draw:g xml:id="id161" draw:id="id161">
          <svg:title>TexMaths</svg:title>
          <svg:desc>36§inline§\textbf{?}§svg§600§FALSE§</svg:desc>
          <draw:frame draw:style-name="gr68" draw:text-style-name="P26" draw:layer="layout" svg:width="0.695cm" svg:height="0.976cm" svg:x="3.879cm" svg:y="18.2cm">
            <draw:image xlink:href="Pictures/100005A5000000C200000110DF0D960365839684.svg" xlink:type="simple" xlink:show="embed" xlink:actuate="onLoad" loext:mime-type="image/svg+xml">
              <text:p/>
            </draw:image>
            <draw:image xlink:href="Pictures/10000201000000070000000AEFB7DAD54F55679B.png" xlink:type="simple" xlink:show="embed" xlink:actuate="onLoad" loext:mime-type="image/png"/>
          </draw:frame>
        </draw:g>
        <draw:g xml:id="id149" draw:id="id149">
          <svg:title>TexMaths</svg:title>
          <svg:desc>48§inline§\leadsto§svg§600§FALSE§</svg:desc>
          <draw:frame draw:style-name="gr68" draw:text-style-name="P26" draw:layer="layout" svg:width="1.584cm" svg:height="0.701cm" draw:transform="rotate (-1.5707963267949) translate (4.6cm 4.8cm)">
            <draw:image xlink:href="Pictures/1000065E0000014B00000093C08406CAC4370DD1.svg" xlink:type="simple" xlink:show="embed" xlink:actuate="onLoad" loext:mime-type="image/svg+xml">
              <text:p/>
            </draw:image>
            <draw:image xlink:href="Pictures/100002010000000D00000006D4BF5C9AF54BAFB3.png" xlink:type="simple" xlink:show="embed" xlink:actuate="onLoad" loext:mime-type="image/png"/>
          </draw:frame>
        </draw:g>
        <draw:g xml:id="id151" draw:id="id151">
          <svg:title>TexMaths</svg:title>
          <svg:desc>48§inline§\leadsto§svg§600§FALSE§</svg:desc>
          <draw:frame draw:style-name="gr68" draw:text-style-name="P26" draw:layer="layout" svg:width="1.584cm" svg:height="0.701cm" draw:transform="rotate (-1.5707963267949) translate (4.601cm 8.567cm)">
            <draw:image xlink:href="Pictures/1000065E0000014B00000093C08406CAC4370DD1.svg" xlink:type="simple" xlink:show="embed" xlink:actuate="onLoad" loext:mime-type="image/svg+xml">
              <text:p/>
            </draw:image>
            <draw:image xlink:href="Pictures/100002010000000D00000006D4BF5C9AF54BAFB3.png" xlink:type="simple" xlink:show="embed" xlink:actuate="onLoad" loext:mime-type="image/png"/>
          </draw:frame>
        </draw:g>
        <draw:g xml:id="id153" draw:id="id153">
          <svg:title>TexMaths</svg:title>
          <svg:desc>48§inline§\leadsto§svg§600§FALSE§</svg:desc>
          <draw:frame draw:style-name="gr68" draw:text-style-name="P26" draw:layer="layout" svg:width="1.584cm" svg:height="0.701cm" draw:transform="rotate (-1.5707963267949) translate (4.601cm 12.333cm)">
            <draw:image xlink:href="Pictures/1000065E0000014B00000093C08406CAC4370DD1.svg" xlink:type="simple" xlink:show="embed" xlink:actuate="onLoad" loext:mime-type="image/svg+xml">
              <text:p/>
            </draw:image>
            <draw:image xlink:href="Pictures/100002010000000D00000006D4BF5C9AF54BAFB3.png" xlink:type="simple" xlink:show="embed" xlink:actuate="onLoad" loext:mime-type="image/png"/>
          </draw:frame>
        </draw:g>
        <draw:g xml:id="id162" draw:id="id162">
          <svg:title>TexMaths</svg:title>
          <svg:desc>48§inline§\leadsto§svg§600§FALSE§</svg:desc>
          <draw:frame draw:style-name="gr68" draw:text-style-name="P26" draw:layer="layout" svg:width="1.584cm" svg:height="0.701cm" draw:transform="rotate (-1.5707963267949) translate (4.601cm 16.1cm)">
            <draw:image xlink:href="Pictures/1000065E0000014B00000093C08406CAC4370DD1.svg" xlink:type="simple" xlink:show="embed" xlink:actuate="onLoad" loext:mime-type="image/svg+xml">
              <text:p/>
            </draw:image>
            <draw:image xlink:href="Pictures/100002010000000D00000006D4BF5C9AF54BAFB3.png" xlink:type="simple" xlink:show="embed" xlink:actuate="onLoad" loext:mime-type="image/png"/>
          </draw:frame>
        </draw:g>
        <draw:g xml:id="id156" draw:id="id156">
          <svg:title>TexMaths</svg:title>
          <svg:desc>48§inline§\prec§svg§600§FALSE§</svg:desc>
          <draw:frame draw:style-name="gr68" draw:text-style-name="P26" draw:layer="layout" svg:width="1.291cm" svg:height="1.099cm" draw:transform="rotate (1.5707963267949) translate (18.204cm 6.4cm)">
            <draw:image xlink:href="Pictures/100004AC0000010E000000E68FC9AA97A98CA5EA.svg" xlink:type="simple" xlink:show="embed" xlink:actuate="onLoad" loext:mime-type="image/svg+xml">
              <text:p/>
            </draw:image>
            <draw:image xlink:href="Pictures/100002010000000A000000090FA36B0E918CAB93.png" xlink:type="simple" xlink:show="embed" xlink:actuate="onLoad" loext:mime-type="image/png"/>
          </draw:frame>
        </draw:g>
        <draw:g xml:id="id158" draw:id="id158">
          <svg:title>TexMaths</svg:title>
          <svg:desc>48§inline§\prec§svg§600§FALSE§</svg:desc>
          <draw:frame draw:style-name="gr68" draw:text-style-name="P26" draw:layer="layout" svg:width="1.291cm" svg:height="1.099cm" draw:transform="rotate (1.5707963267949) translate (18.204cm 10.146cm)">
            <draw:image xlink:href="Pictures/100004AC0000010E000000E68FC9AA97A98CA5EA.svg" xlink:type="simple" xlink:show="embed" xlink:actuate="onLoad" loext:mime-type="image/svg+xml">
              <text:p/>
            </draw:image>
            <draw:image xlink:href="Pictures/100002010000000A000000090FA36B0E918CAB93.png" xlink:type="simple" xlink:show="embed" xlink:actuate="onLoad" loext:mime-type="image/png"/>
          </draw:frame>
        </draw:g>
        <draw:g xml:id="id160" draw:id="id160">
          <svg:title>TexMaths</svg:title>
          <svg:desc>48§inline§\not\prec§svg§600§FALSE§</svg:desc>
          <draw:frame draw:style-name="gr68" draw:text-style-name="P26" draw:layer="layout" svg:width="1.291cm" svg:height="1.694cm" draw:transform="rotate (1.5707963267949) translate (17.906cm 13.891cm)">
            <draw:image xlink:href="Pictures/1000065B0000010E00000162FCFB35D1D8515BA7.svg" xlink:type="simple" xlink:show="embed" xlink:actuate="onLoad" loext:mime-type="image/svg+xml">
              <text:p/>
            </draw:image>
            <draw:image xlink:href="Pictures/100002010000000A0000000D04B842EE9B5B1FE7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563cm" svg:x="0cm" svg:y="0cm" presentation:class="title" presentation:user-transformed="true">
          <draw:text-box>
            <text:p><text:span text:style-name="T37">Compile-Time - </text:span>Approximation #2: Downcasts</text:p>
          </draw:text-box>
        </draw:frame>
        <draw:frame draw:style-name="gr66" draw:text-style-name="P39" draw:layer="layout" svg:width="17cm" svg:height="3.309cm" svg:x="5.2cm" svg:y="2.8cm">
          <draw:text-box>
            <text:p xml:id="id163" text:id="id163"><text:span text:style-name="T56">Order types by </text:span><text:span text:style-name="T57">precision</text:span></text:p>
          </draw:text-box>
        </draw:frame>
        <draw:frame draw:style-name="gr66" draw:text-style-name="P31" draw:layer="layout" svg:width="21.6cm" svg:height="3.309cm" svg:x="0.8cm" svg:y="5.2cm">
          <draw:text-box>
            <text:p xml:id="id164" text:id="id164"><text:span text:style-name="T58">Losing type information : <text:s/></text:span><text:span text:style-name="T59">✓</text:span><text:span text:style-name="T2">Safe </text:span></text:p>
          </draw:text-box>
        </draw:frame>
        <draw:frame draw:style-name="gr66" draw:text-style-name="P31" draw:layer="layout" svg:width="21cm" svg:height="3.309cm" svg:x="0.8cm" svg:y="8.001cm">
          <draw:text-box>
            <text:p xml:id="id165" text:id="id165"><text:span text:style-name="T58">Gaining type information: </text:span><text:span text:style-name="T60">✗ </text:span><text:span text:style-name="T61">Unsafe</text:span></text:p>
          </draw:text-box>
        </draw:frame>
        <draw:g xml:id="id167" draw:id="id167">
          <svg:title>TexMaths</svg:title>
          <svg:desc>48§inline§((3 \dblcolon \mathbb{N}) \dblcolon \textbf{?}) \dblcolon \mathbb{B} §svg§600§FALSE§</svg:desc>
          <draw:frame draw:style-name="gr68" draw:text-style-name="P26" draw:layer="layout" svg:width="12.144cm" svg:height="1.81cm" svg:x="0.629cm" svg:y="15.558cm">
            <draw:image xlink:href="Pictures/10002D40000009E30000017A5116D9D8A20B193A.svg" xlink:type="simple" xlink:show="embed" xlink:actuate="onLoad" loext:mime-type="image/svg+xml">
              <text:p/>
            </draw:image>
            <draw:image xlink:href="Pictures/10000201000000600000000E736C8E6FFA1D7734.png" xlink:type="simple" xlink:show="embed" xlink:actuate="onLoad" loext:mime-type="image/png"/>
          </draw:frame>
        </draw:g>
        <draw:g xml:id="id168" draw:id="id168">
          <svg:title>TexMaths</svg:title>
          <svg:desc>48§inline§\leadsto ((3 \dblcolon \textbf{?}) \dblcolon \mathbb{B}) §svg§600§FALSE§</svg:desc>
          <draw:frame draw:style-name="gr68" draw:text-style-name="P26" draw:layer="layout" svg:width="11.198cm" svg:height="1.81cm" svg:x="12.869cm" svg:y="15.623cm">
            <draw:image xlink:href="Pictures/100029100000091E0000017A294B4D9643377357.svg" xlink:type="simple" xlink:show="embed" xlink:actuate="onLoad" loext:mime-type="image/svg+xml">
              <text:p/>
            </draw:image>
            <draw:image xlink:href="Pictures/10000201000000580000000EEBF79763E8152E65.png" xlink:type="simple" xlink:show="embed" xlink:actuate="onLoad" loext:mime-type="image/png"/>
          </draw:frame>
        </draw:g>
        <draw:g xml:id="id169" draw:id="id169">
          <svg:title>TexMaths</svg:title>
          <svg:desc>48§inline§\leadsto \textbf{?}§svg§600§FALSE§</svg:desc>
          <draw:frame draw:style-name="gr68" draw:text-style-name="P26" draw:layer="layout" svg:width="3.086cm" svg:height="1.301cm" svg:x="24.019cm" svg:y="15.671cm">
            <draw:image xlink:href="Pictures/10000A6100000284000001104D78514A8D12298F.svg" xlink:type="simple" xlink:show="embed" xlink:actuate="onLoad" loext:mime-type="image/svg+xml">
              <text:p/>
            </draw:image>
            <draw:image xlink:href="Pictures/10000201000000180000000A473814DA659D9BB6.png" xlink:type="simple" xlink:show="embed" xlink:actuate="onLoad" loext:mime-type="image/png"/>
          </draw:frame>
        </draw:g>
        <draw:frame draw:style-name="gr66" draw:text-style-name="P31" draw:layer="layout" svg:width="21cm" svg:height="3.309cm" svg:x="0.8cm" svg:y="10.702cm">
          <draw:text-box>
            <text:p xml:id="id166" text:id="id166"><text:span text:style-name="T44">Unsafe operation: approximat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<text:span text:style-name="T37">Run-Time -</text:span> Execution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 xml:id="id170" text:id="id170">Terms annotated with <text:span text:style-name="T38">evidence</text:span></text:p>
                <text:list>
                  <text:list-header>
                    <text:p xml:id="id171" text:id="id171"><text:span text:style-name="T38">- </text:span><text:span text:style-name="T62">Most-precise currently-known type info</text:span></text:p>
                  </text:list-header>
                </text:list>
              </text:list-item>
              <text:list-item>
                <text:p xml:id="id172" text:id="id172"><text:span text:style-name="T62">Combined using precision-meet</text:span></text:p>
                <text:list>
                  <text:list-header>
                    <text:p xml:id="id173" text:id="id173"><text:span text:style-name="T62">- Runtime error if meet does not exist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ile_3a__2f__2f__2f_home_2f_sb17498_2f_.config_2f_libreoffice_2f_4_2f_user_2f_template_2f_MetropolisTemplate.otp1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1" draw:layer="layout" svg:width="17.6cm" svg:height="3.506cm" svg:x="5.2cm" svg:y="6.637cm" presentation:class="title" presentation:user-transformed="true">
          <draw:text-box>
            <text:p text:style-name="P11">Wrapping Up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What We Built</text:p>
          </draw:text-box>
        </draw:frame>
        <draw:frame draw:style-name="gr77" draw:text-style-name="P7" draw:layer="layout" svg:width="26.8cm" svg:height="3.609cm" svg:x="0.4cm" svg:y="3.058cm">
          <draw:text-box>
            <text:p xml:id="id174" text:id="id174" text:style-name="P6"><text:span text:style-name="T2">GDTL: </text:span></text:p>
            <text:p xml:id="id175" text:id="id175" text:style-name="P6"><text:span text:style-name="T2">Gradual Dependently Typed Language</text:span></text:p>
          </draw:text-box>
        </draw:frame>
        <draw:frame draw:style-name="gr78" draw:text-style-name="P40" draw:layer="layout" svg:width="26.607cm" svg:height="14.012cm" svg:x="0.393cm" svg:y="5.441cm">
          <draw:text-box>
            <text:list text:style-name="L1">
              <text:list-item>
                <text:p xml:id="id176" text:id="id176"><text:span text:style-name="T58">Full spectrum, universe hierarchy</text:span></text:p>
              </text:list-item>
              <text:list-item>
                <text:p xml:id="id177" text:id="id177"><text:span text:style-name="T58">Can replace any type or term with </text:span><text:span text:style-name="T2">?</text:span></text:p>
              </text:list-item>
              <text:list-item>
                <text:p xml:id="id178" text:id="id178"><text:span text:style-name="T58">Embeds fully typed &amp; untyped calculi</text:span></text:p>
              </text:list-item>
              <text:list-item>
                <text:p xml:id="id179" text:id="id179"><text:span text:style-name="T58">Decidable typechecking via <text:s text:c="8"/></text:span><text:span text:style-name="T63">approximate normalization</text:span></text:p>
              </text:list-item>
              <text:list-item>
                <text:p xml:id="id180" text:id="id180" text:style-name="P25"><text:span text:style-name="T58">Proof of gradual type safety</text:span></text:p>
              </text:list-item>
              <text:list-item>
                <text:p xml:id="id181" text:id="id181"><text:span text:style-name="T58">Gradual Guarante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563cm" svg:x="0cm" svg:y="0cm" presentation:class="title">
          <draw:text-box>
            <text:p>Future Work</text:p>
          </draw:text-box>
        </draw:frame>
        <draw:frame presentation:style-name="pr9" draw:text-style-name="P42" draw:layer="layout" svg:width="25.199cm" svg:height="13.286cm" svg:x="1.4cm" svg:y="3.314cm" presentation:class="outline" presentation:user-transformed="true">
          <draw:text-box>
            <text:list text:style-name="L2">
              <text:list-item>
                <text:p xml:id="id182" text:id="id182" text:style-name="P41"><text:span text:style-name="T64">Inductives and Pattern Matching</text:span></text:p>
              </text:list-item>
              <text:list-item>
                <text:p xml:id="id183" text:id="id183" text:style-name="P41"><text:span text:style-name="T64">Type Inference and Unification</text:span></text:p>
              </text:list-item>
              <text:list-item>
                <text:p xml:id="id184" text:id="id184" text:style-name="P41"><text:span text:style-name="T64">Blame and Error Reporting</text:span></text:p>
              </text:list-item>
              <text:list-item>
                <text:p xml:id="id185" text:id="id185" text:style-name="P41"><text:span text:style-name="T64">Eventual Goal: Idris fronten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79" draw:text-style-name="P43" draw:layer="layout" svg:width="26.8cm" svg:height="3.609cm" svg:x="0.401cm" svg:y="3.059cm">
          <draw:text-box>
            <text:p text:style-name="P6"><text:span text:style-name="T65">GDTL: </text:span></text:p>
            <text:p text:style-name="P6"><text:span text:style-name="T65">Gradual Dependently Typed Language</text:span></text:p>
          </draw:text-box>
        </draw:frame>
        <draw:frame draw:style-name="gr78" draw:text-style-name="P44" draw:layer="layout" svg:width="26.607cm" svg:height="14.012cm" svg:x="0.394cm" svg:y="5.442cm">
          <draw:text-box>
            <text:list text:style-name="L1">
              <text:list-item>
                <text:p><text:span text:style-name="T66">Full spectrum, universe hierarchy</text:span></text:p>
              </text:list-item>
              <text:list-item>
                <text:p><text:span text:style-name="T66">Can replace any type or term with </text:span><text:span text:style-name="T65">?</text:span></text:p>
              </text:list-item>
              <text:list-item>
                <text:p><text:span text:style-name="T66">Embeds fully typed &amp; untyped calculi</text:span></text:p>
              </text:list-item>
              <text:list-item>
                <text:p><text:span text:style-name="T66">Decidable typechecking via <text:s text:c="8"/></text:span><text:span text:style-name="T67">approximate normalization</text:span></text:p>
              </text:list-item>
              <text:list-item>
                <text:p text:style-name="P25"><text:span text:style-name="T66">Proof of gradual type safety</text:span></text:p>
              </text:list-item>
              <text:list-item>
                <text:p><text:span text:style-name="T66">Gradual Guarantee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adornments="Regular"/>
    <style:font-face style:name="Fira Mono" svg:font-family="'Fira Mono'" style:font-adornments="Regular"/>
    <style:font-face style:name="Fira Sans Light6" svg:font-family="'Fira Sans Light'" style:font-adornments="Regular"/>
    <style:font-face style:name="Fira Sans Light5" svg:font-family="'Fira Sans Light'" style:font-family-generic="swiss"/>
    <style:font-face style:name="Fira Sans Light3" svg:font-family="'Fira Sans Light'" style:font-adornments="Regular" style:font-family-generic="swiss"/>
    <style:font-face style:name="Fira Code2" svg:font-family="'Fira Code'" style:font-pitch="fixed"/>
    <style:font-face style:name="Fira Code1" svg:font-family="'Fira Code'" style:font-adornments="Regular" style:font-pitch="fixed"/>
    <style:font-face style:name="Fira Mono2" svg:font-family="'Fira Mono'" style:font-pitch="fixed"/>
    <style:font-face style:name="Fira Mono1" svg:font-family="'Fira Mono'" style:font-adornments="Regular" style:font-pitch="fixed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4" svg:font-family="'Fira Sans Light'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4" draw:display-name="Bitmap 4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000000" draw:marker-start-width="0.5cm" draw:marker-start-center="false" draw:marker-end-width="0.5cm" draw:marker-end-center="false" svg:stroke-opacity="100%" draw:stroke-linejoin="round" svg:stroke-linecap="butt" draw:fill="solid" draw:fill-color="#6ec4e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ira Sans Light3" fo:font-family="'Fira Sans Light'" style:font-style-name="Regular" style:font-family-generic="swiss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stroke="solid" svg:stroke-width="0.1cm" svg:stroke-color="#000000" draw:marker-start-width="0.35cm" draw:marker-end-width="0.35cm" draw:fill="none" draw:fill-gradient-name="Gradient_20_4" draw:fill-hatch-name="Hatching_20_1" draw:fill-image-name="Bitmap_20_4" text:animation-delay="P0D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svg:stroke-color="#3465a4" draw:fill="solid" draw:fill-color="#6ec4e8"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svg:stroke-color="#3465a4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8cm" fo:text-indent="0cm"/>
      <style:text-properties fo:font-variant="normal" fo:text-transform="none" fo:color="#000000" style:text-outline="false" style:text-line-through-style="none" style:text-line-through-type="none" style:font-name="Fira Sans Light3" fo:font-family="'Fira Sans Light'" style:font-style-name="Regular" style:font-family-generic="swiss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color="#000000" fo:font-size="32pt" fo:font-weight="normal" style:font-size-asian="32pt" style:font-weight-asian="normal" style:font-size-complex="32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color="#000000" fo:font-size="32pt" style:font-size-asian="32pt" style:font-weight-asian="normal" style:font-size-complex="32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color="#000000" fo:font-size="32pt" style:font-size-asian="32pt" style:font-size-complex="32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color="#000000" fo:font-size="32pt" style:font-size-asian="32pt" style:font-size-complex="32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color="#000000" fo:font-size="32pt" style:font-size-asian="32pt" style:font-size-complex="32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color="#000000" fo:font-size="32pt" style:font-size-asian="32pt" style:font-size-complex="32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svg:stroke-color="#3465a4" draw:fill="solid" draw:fill-color="#0c2344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2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1-background" style:display-name="file:///home/sb17498/.config/libreoffice/4/user/template/MetropolisTemplate.otp1-background" style:family="presentation">
      <style:graphic-properties draw:stroke="none" draw:fill="solid" draw:fill-color="#0c2344" draw:fill-image-width="0cm" draw:fill-image-height="0cm"/>
      <style:text-properties style:letter-kerning="true"/>
    </style:style>
    <style:style style:name="file_3a__2f__2f__2f_home_2f_sb17498_2f_.config_2f_libreoffice_2f_4_2f_user_2f_template_2f_MetropolisTemplate.otp1-backgroundobjects" style:display-name="file:///home/sb17498/.config/libreoffice/4/user/template/MetropolisTemplate.ot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1-notes" style:display-name="file:///home/sb17498/.config/libreoffice/4/user/template/MetropolisTemplate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1-outline1" style:display-name="file:///home/sb17498/.config/libreoffice/4/user/template/MetropolisTemplate.otp1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1-outline1" style:display-name="file:///home/sb17498/.config/libreoffice/4/user/template/MetropolisTemplate.ot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1-outline2" style:display-name="file:///home/sb17498/.config/libreoffice/4/user/template/MetropolisTemplate.otp1-outline2" style:family="presentation" style:parent-style-name="file_3a__2f__2f__2f_home_2f_sb17498_2f_.config_2f_libreoffice_2f_4_2f_user_2f_template_2f_MetropolisTemplate.otp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ile_3a__2f__2f__2f_home_2f_sb17498_2f_.config_2f_libreoffice_2f_4_2f_user_2f_template_2f_MetropolisTemplate.otp1-outline3" style:display-name="file:///home/sb17498/.config/libreoffice/4/user/template/MetropolisTemplate.otp1-outline3" style:family="presentation" style:parent-style-name="file_3a__2f__2f__2f_home_2f_sb17498_2f_.config_2f_libreoffice_2f_4_2f_user_2f_template_2f_MetropolisTemplate.otp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ile_3a__2f__2f__2f_home_2f_sb17498_2f_.config_2f_libreoffice_2f_4_2f_user_2f_template_2f_MetropolisTemplate.otp1-outline4" style:display-name="file:///home/sb17498/.config/libreoffice/4/user/template/MetropolisTemplate.otp1-outline4" style:family="presentation" style:parent-style-name="file_3a__2f__2f__2f_home_2f_sb17498_2f_.config_2f_libreoffice_2f_4_2f_user_2f_template_2f_MetropolisTemplate.otp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5" style:display-name="file:///home/sb17498/.config/libreoffice/4/user/template/MetropolisTemplate.otp1-outline5" style:family="presentation" style:parent-style-name="file_3a__2f__2f__2f_home_2f_sb17498_2f_.config_2f_libreoffice_2f_4_2f_user_2f_template_2f_MetropolisTemplate.otp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6" style:display-name="file:///home/sb17498/.config/libreoffice/4/user/template/MetropolisTemplate.otp1-outline6" style:family="presentation" style:parent-style-name="file_3a__2f__2f__2f_home_2f_sb17498_2f_.config_2f_libreoffice_2f_4_2f_user_2f_template_2f_MetropolisTemplate.otp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7" style:display-name="file:///home/sb17498/.config/libreoffice/4/user/template/MetropolisTemplate.otp1-outline7" style:family="presentation" style:parent-style-name="file_3a__2f__2f__2f_home_2f_sb17498_2f_.config_2f_libreoffice_2f_4_2f_user_2f_template_2f_MetropolisTemplate.otp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8" style:display-name="file:///home/sb17498/.config/libreoffice/4/user/template/MetropolisTemplate.otp1-outline8" style:family="presentation" style:parent-style-name="file_3a__2f__2f__2f_home_2f_sb17498_2f_.config_2f_libreoffice_2f_4_2f_user_2f_template_2f_MetropolisTemplate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9" style:display-name="file:///home/sb17498/.config/libreoffice/4/user/template/MetropolisTemplate.otp1-outline9" style:family="presentation" style:parent-style-name="file_3a__2f__2f__2f_home_2f_sb17498_2f_.config_2f_libreoffice_2f_4_2f_user_2f_template_2f_MetropolisTemplate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subtitle" style:display-name="file:///home/sb17498/.config/libreoffice/4/user/template/MetropolisTemplate.otp1-subtitle" style:family="presentation">
      <style:graphic-properties draw:stroke="none" draw:fill="none" draw:textarea-vertical-align="middle">
        <text:list-style style:name="file_3a__2f__2f__2f_home_2f_sb17498_2f_.config_2f_libreoffice_2f_4_2f_user_2f_template_2f_MetropolisTemplate.otp1-subtitle" style:display-name="file:///home/sb17498/.config/libreoffice/4/user/template/MetropolisTemplate.ot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1-title" style:display-name="file:///home/sb17498/.config/libreoffice/4/user/template/MetropolisTemplate.otp1-title" style:family="presentation">
      <style:graphic-properties draw:stroke="none" draw:fill="none" draw:textarea-horizontal-align="left" draw:textarea-vertical-align="bottom">
        <text:list-style style:name="file_3a__2f__2f__2f_home_2f_sb17498_2f_.config_2f_libreoffice_2f_4_2f_user_2f_template_2f_MetropolisTemplate.otp1-title" style:display-name="file:///home/sb17498/.config/libreoffice/4/user/template/MetropolisTemplate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c234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Fira Sans Light5" fo:font-family="'Fira Sans Light'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text-align="center"/>
      <style:text-properties fo:font-size="44pt" style:font-size-asian="44pt" style:font-size-complex="44pt"/>
    </style:style>
    <style:style style:name="Default-outline3" style:family="presentation" style:parent-style-name="Default-outline2">
      <style:paragraph-properties fo:margin-top="0.3cm" fo:margin-bottom="0cm" fo:text-align="center"/>
      <style:text-properties fo:font-size="44pt" style:font-size-asian="44pt" style:font-size-complex="44pt"/>
    </style:style>
    <style:style style:name="Default-outline4" style:family="presentation" style:parent-style-name="Default-outline3">
      <style:paragraph-properties fo:margin-top="0.2cm" fo:margin-bottom="0cm" fo:text-align="center"/>
      <style:text-properties fo:font-size="44pt" style:font-size-asian="44pt" style:font-size-complex="44pt"/>
    </style:style>
    <style:style style:name="Default-outline5" style:family="presentation" style:parent-style-name="Default-outline4">
      <style:paragraph-properties fo:margin-top="0.1cm" fo:margin-bottom="0cm" fo:text-align="center"/>
      <style:text-properties fo:font-size="44pt" style:font-size-asian="44pt" style:font-size-complex="44pt"/>
    </style:style>
    <style:style style:name="Default-outline6" style:family="presentation" style:parent-style-name="Default-outline5">
      <style:paragraph-properties fo:margin-top="0.1cm" fo:margin-bottom="0cm" fo:text-align="center"/>
      <style:text-properties fo:font-size="44pt" style:font-size-asian="44pt" style:font-size-complex="44pt"/>
    </style:style>
    <style:style style:name="Default-outline7" style:family="presentation" style:parent-style-name="Default-outline6">
      <style:paragraph-properties fo:margin-top="0.1cm" fo:margin-bottom="0cm" fo:text-align="center"/>
      <style:text-properties fo:font-size="44pt" style:font-size-asian="44pt" style:font-size-complex="44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ira Sans4" fo:font-family="'Fira Sans'" style:font-style-name="ExtraLight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3-background" style:display-name="file:///home/sb17498/.config/libreoffice/4/user/template/MetropolisTemplate.otp3-background" style:family="presentation">
      <style:graphic-properties draw:stroke="none" draw:fill="solid" draw:fill-color="#0c2344" draw:fill-image-width="0cm" draw:fill-image-height="0cm"/>
      <style:text-properties style:letter-kerning="true"/>
    </style:style>
    <style:style style:name="file_3a__2f__2f__2f_home_2f_sb17498_2f_.config_2f_libreoffice_2f_4_2f_user_2f_template_2f_MetropolisTemplate.otp3-backgroundobjects" style:display-name="file:///home/sb17498/.config/libreoffice/4/user/template/MetropolisTemplate.otp3-backgroundobjects" style:family="presentation">
      <style:graphic-properties svg:stroke-color="#3465a4" draw:fill="solid" draw:fill-color="#ffffff"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3-notes" style:display-name="file:///home/sb17498/.config/libreoffice/4/user/template/MetropolisTemplate.ot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3-outline1" style:display-name="file:///home/sb17498/.config/libreoffice/4/user/template/MetropolisTemplate.otp3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3-outline1" style:display-name="file:///home/sb17498/.config/libreoffice/4/user/template/MetropolisTemplate.otp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Fira Sans Light5" fo:font-family="'Fira Sans Light'" style:font-family-generic="swiss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3-outline2" style:display-name="file:///home/sb17498/.config/libreoffice/4/user/template/MetropolisTemplate.otp3-outline2" style:family="presentation" style:parent-style-name="file_3a__2f__2f__2f_home_2f_sb17498_2f_.config_2f_libreoffice_2f_4_2f_user_2f_template_2f_MetropolisTemplate.otp3-outline1">
      <style:paragraph-properties fo:margin-left="0cm" fo:margin-right="0cm" fo:margin-top="0cm" fo:margin-bottom="0.4cm" fo:text-align="start" fo:text-indent="0cm"/>
      <style:text-properties style:font-name="Fira Sans Light5" fo:font-family="'Fira Sans Light'" style:font-family-generic="swiss" fo:font-size="18pt" style:font-size-asian="18pt" style:font-size-complex="18pt"/>
    </style:style>
    <style:style style:name="file_3a__2f__2f__2f_home_2f_sb17498_2f_.config_2f_libreoffice_2f_4_2f_user_2f_template_2f_MetropolisTemplate.otp3-outline3" style:display-name="file:///home/sb17498/.config/libreoffice/4/user/template/MetropolisTemplate.otp3-outline3" style:family="presentation" style:parent-style-name="file_3a__2f__2f__2f_home_2f_sb17498_2f_.config_2f_libreoffice_2f_4_2f_user_2f_template_2f_MetropolisTemplate.otp3-outline2">
      <style:paragraph-properties fo:margin-left="0cm" fo:margin-right="0cm" fo:margin-top="0cm" fo:margin-bottom="0.3cm" fo:text-align="start" fo:text-indent="0cm"/>
      <style:text-properties style:font-name="Fira Sans Light5" fo:font-family="'Fira Sans Light'" style:font-family-generic="swiss" fo:font-size="18pt" style:font-size-asian="18pt" style:font-size-complex="18pt"/>
    </style:style>
    <style:style style:name="file_3a__2f__2f__2f_home_2f_sb17498_2f_.config_2f_libreoffice_2f_4_2f_user_2f_template_2f_MetropolisTemplate.otp3-outline4" style:display-name="file:///home/sb17498/.config/libreoffice/4/user/template/MetropolisTemplate.otp3-outline4" style:family="presentation" style:parent-style-name="file_3a__2f__2f__2f_home_2f_sb17498_2f_.config_2f_libreoffice_2f_4_2f_user_2f_template_2f_MetropolisTemplate.otp3-outline3">
      <style:paragraph-properties fo:margin-left="0cm" fo:margin-right="0cm" fo:margin-top="0cm" fo:margin-bottom="0.2cm" fo:text-align="start" fo:text-indent="0cm"/>
      <style:text-properties style:font-name="Fira Sans Light5" fo:font-family="'Fira Sans Light'" style:font-family-generic="swiss" fo:font-size="18pt" style:font-size-asian="18pt" style:font-size-complex="18pt"/>
    </style:style>
    <style:style style:name="file_3a__2f__2f__2f_home_2f_sb17498_2f_.config_2f_libreoffice_2f_4_2f_user_2f_template_2f_MetropolisTemplate.otp3-outline5" style:display-name="file:///home/sb17498/.config/libreoffice/4/user/template/MetropolisTemplate.otp3-outline5" style:family="presentation" style:parent-style-name="file_3a__2f__2f__2f_home_2f_sb17498_2f_.config_2f_libreoffice_2f_4_2f_user_2f_template_2f_MetropolisTemplate.otp3-outline4">
      <style:paragraph-properties fo:margin-left="0cm" fo:margin-right="0cm" fo:margin-top="0cm" fo:margin-bottom="0.1cm" fo:text-align="start" fo:text-indent="0cm"/>
      <style:text-properties style:font-name="Fira Sans Light5" fo:font-family="'Fira Sans Light'" style:font-family-generic="swiss" fo:font-size="18pt" style:font-size-asian="18pt" style:font-size-complex="18pt"/>
    </style:style>
    <style:style style:name="file_3a__2f__2f__2f_home_2f_sb17498_2f_.config_2f_libreoffice_2f_4_2f_user_2f_template_2f_MetropolisTemplate.otp3-outline6" style:display-name="file:///home/sb17498/.config/libreoffice/4/user/template/MetropolisTemplate.otp3-outline6" style:family="presentation" style:parent-style-name="file_3a__2f__2f__2f_home_2f_sb17498_2f_.config_2f_libreoffice_2f_4_2f_user_2f_template_2f_MetropolisTemplate.otp3-outline5">
      <style:paragraph-properties fo:margin-left="0cm" fo:margin-right="0cm" fo:margin-top="0cm" fo:margin-bottom="0.1cm" fo:text-align="start" fo:text-indent="0cm"/>
      <style:text-properties style:font-name="Fira Sans Light5" fo:font-family="'Fira Sans Light'" style:font-family-generic="swiss" fo:font-size="18pt" style:font-size-asian="18pt" style:font-size-complex="18pt"/>
    </style:style>
    <style:style style:name="file_3a__2f__2f__2f_home_2f_sb17498_2f_.config_2f_libreoffice_2f_4_2f_user_2f_template_2f_MetropolisTemplate.otp3-outline7" style:display-name="file:///home/sb17498/.config/libreoffice/4/user/template/MetropolisTemplate.otp3-outline7" style:family="presentation" style:parent-style-name="file_3a__2f__2f__2f_home_2f_sb17498_2f_.config_2f_libreoffice_2f_4_2f_user_2f_template_2f_MetropolisTemplate.otp3-outline6">
      <style:paragraph-properties fo:margin-left="0cm" fo:margin-right="0cm" fo:margin-top="0cm" fo:margin-bottom="0.1cm" fo:text-align="start" fo:text-indent="0cm"/>
      <style:text-properties style:font-name="Fira Sans Light5" fo:font-family="'Fira Sans Light'" style:font-family-generic="swiss" fo:font-size="18pt" style:font-size-asian="18pt" style:font-size-complex="18pt"/>
    </style:style>
    <style:style style:name="file_3a__2f__2f__2f_home_2f_sb17498_2f_.config_2f_libreoffice_2f_4_2f_user_2f_template_2f_MetropolisTemplate.otp3-outline8" style:display-name="file:///home/sb17498/.config/libreoffice/4/user/template/MetropolisTemplate.otp3-outline8" style:family="presentation" style:parent-style-name="file_3a__2f__2f__2f_home_2f_sb17498_2f_.config_2f_libreoffice_2f_4_2f_user_2f_template_2f_MetropolisTemplate.otp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3-outline9" style:display-name="file:///home/sb17498/.config/libreoffice/4/user/template/MetropolisTemplate.otp3-outline9" style:family="presentation" style:parent-style-name="file_3a__2f__2f__2f_home_2f_sb17498_2f_.config_2f_libreoffice_2f_4_2f_user_2f_template_2f_MetropolisTemplate.otp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3-subtitle" style:display-name="file:///home/sb17498/.config/libreoffice/4/user/template/MetropolisTemplate.otp3-subtitle" style:family="presentation">
      <style:graphic-properties draw:stroke="none" draw:fill="none" draw:textarea-vertical-align="middle">
        <text:list-style style:name="file_3a__2f__2f__2f_home_2f_sb17498_2f_.config_2f_libreoffice_2f_4_2f_user_2f_template_2f_MetropolisTemplate.otp3-subtitle" style:display-name="file:///home/sb17498/.config/libreoffice/4/user/template/MetropolisTemplate.otp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3-title" style:display-name="file:///home/sb17498/.config/libreoffice/4/user/template/MetropolisTemplate.otp3-title" style:family="presentation">
      <style:graphic-properties draw:stroke="none" draw:fill="none" draw:textarea-horizontal-align="left" draw:textarea-vertical-align="bottom">
        <text:list-style style:name="file_3a__2f__2f__2f_home_2f_sb17498_2f_.config_2f_libreoffice_2f_4_2f_user_2f_template_2f_MetropolisTemplate.otp3-title" style:display-name="file:///home/sb17498/.config/libreoffice/4/user/template/MetropolisTemplate.ot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c2344" draw:fill-image-width="0cm" draw:fill-image-height="0cm"/>
    </style:style>
    <style:style style:name="Mdp3" style:family="drawing-page">
      <style:drawing-page-properties draw:background-size="border" draw:fill="solid" draw:fill-color="#0c2344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file_3a__2f__2f__2f_home_2f_sb17498_2f_.config_2f_libreoffice_2f_4_2f_user_2f_template_2f_MetropolisTemplate.otp-backgroundobjects">
      <style:graphic-properties svg:stroke-width="0.15cm" svg:stroke-color="#6ec4e8" draw:marker-start-width="0.655cm" draw:marker-end-width="0.655cm" draw:fill="none" draw:fill-color="#ff6600" fo:padding-top="0.075cm" fo:padding-bottom="0.075cm" fo:padding-left="0.075cm" fo:padding-right="0.075cm"/>
    </style:style>
    <style:style style:name="Mpr2" style:family="presentation" style:parent-style-name="file_3a__2f__2f__2f_home_2f_sb17498_2f_.config_2f_libreoffice_2f_4_2f_user_2f_template_2f_MetropolisTemplate.otp-backgroundobjects">
      <style:graphic-properties draw:stroke="none" svg:stroke-color="#0c2344" draw:fill-color="#0c2344" draw:textarea-vertical-align="middle" draw:auto-grow-height="false" fo:min-height="0.9cm" fo:min-width="28cm"/>
    </style:style>
    <style:style style:name="Mpr3" style:family="presentation" style:parent-style-name="file_3a__2f__2f__2f_home_2f_sb17498_2f_.config_2f_libreoffice_2f_4_2f_user_2f_template_2f_MetropolisTemplate.otp-outline1">
      <style:graphic-properties fo:min-height="12.18cm"/>
    </style:style>
    <style:style style:name="Mpr4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5" style:family="presentation" style:parent-style-name="file_3a__2f__2f__2f_home_2f_sb17498_2f_.config_2f_libreoffice_2f_4_2f_user_2f_template_2f_MetropolisTemplate.otp-backgroundobjects">
      <style:graphic-properties draw:stroke="none" draw:auto-grow-height="false" fo:min-height="1.449cm"/>
    </style:style>
    <style:style style:name="Mpr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ile_3a__2f__2f__2f_home_2f_sb17498_2f_.config_2f_libreoffice_2f_4_2f_user_2f_template_2f_MetropolisTemplate.otp1-backgroundobjects">
      <style:graphic-properties svg:stroke-width="0.081cm" svg:stroke-color="#6ec4e8" draw:marker-start-width="0.321cm" draw:marker-end-width="0.321cm" draw:fill="none" fo:padding-top="0.04cm" fo:padding-bottom="0.04cm" fo:padding-left="0.04cm" fo:padding-right="0.04cm"/>
    </style:style>
    <style:style style:name="Mpr9" style:family="presentation" style:parent-style-name="file_3a__2f__2f__2f_home_2f_sb17498_2f_.config_2f_libreoffice_2f_4_2f_user_2f_template_2f_MetropolisTemplate.otp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ile_3a__2f__2f__2f_home_2f_sb17498_2f_.config_2f_libreoffice_2f_4_2f_user_2f_template_2f_MetropolisTemplate.otp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title">
      <style:graphic-properties draw:auto-grow-height="false" fo:min-height="3.507cm"/>
    </style:style>
    <style:style style:name="Mpr12" style:family="presentation" style:parent-style-name="Default-outline1">
      <style:graphic-properties draw:fit-to-size="false" style:shrink-to-fit="false" fo:min-height="12.18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file_3a__2f__2f__2f_home_2f_sb17498_2f_.config_2f_libreoffice_2f_4_2f_user_2f_template_2f_MetropolisTemplate.otp3-outline1">
      <style:graphic-properties fo:min-height="12.18cm"/>
    </style:style>
    <style:style style:name="Mpr16" style:family="presentation" style:parent-style-name="file_3a__2f__2f__2f_home_2f_sb17498_2f_.config_2f_libreoffice_2f_4_2f_user_2f_template_2f_MetropolisTemplate.otp3-backgroundobjects">
      <style:graphic-properties draw:stroke="none" draw:auto-grow-height="false" fo:min-height="1.449cm"/>
    </style:style>
    <style:style style:name="Mpr17" style:family="presentation" style:parent-style-name="file_3a__2f__2f__2f_home_2f_sb17498_2f_.config_2f_libreoffice_2f_4_2f_user_2f_template_2f_MetropolisTemplate.otp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ile_3a__2f__2f__2f_home_2f_sb17498_2f_.config_2f_libreoffice_2f_4_2f_user_2f_template_2f_MetropolisTemplate.otp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6600"/>
    </style:style>
    <style:style style:name="MP6" style:family="paragraph">
      <loext:graphic-properties draw:fill-color="#0c2344"/>
      <style:paragraph-properties fo:text-align="center"/>
    </style:style>
    <style:style style:name="MP7" style:family="paragraph">
      <style:text-properties fo:color="#ffffff" style:font-name="Fira Sans1" fo:font-size="14pt" fo:font-weight="normal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9" style:family="paragraph">
      <style:paragraph-properties fo:text-align="end"/>
      <style:text-properties fo:color="#ffffff" style:font-name="Fira Sans Light5" fo:font-size="14pt" fo:font-weight="normal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style:font-name="Fira Sans Light5" fo:font-size="14pt" fo:font-weight="normal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  <style:text-properties fo: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font-name="Fira Sans Light5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1">
      <office:forms form:automatic-focus="false" form:apply-design-mode="false"/>
      <draw:frame presentation:style-name="file_3a__2f__2f__2f_home_2f_sb17498_2f_.config_2f_libreoffice_2f_4_2f_user_2f_template_2f_MetropolisTemplate.otp-title" draw:layer="backgroundobjects" svg:width="28cm" svg:height="2.563cm" svg:x="0cm" svg:y="0cm" presentation:class="title" presentation:placeholder="true">
        <draw:text-box/>
      </draw:frame>
      <draw:line presentation:style-name="Mpr1" draw:text-style-name="MP5" draw:layer="backgroundobjects" svg:x1="0cm" svg:y1="20.1cm" svg:x2="28cm" svg:y2="20.1cm">
        <text:p/>
      </draw:line>
      <draw:line presentation:style-name="Mpr1" draw:text-style-name="MP5" draw:layer="backgroundobjects" svg:x1="0cm" svg:y1="2.563cm" svg:x2="28cm" svg:y2="2.563cm">
        <text:p/>
      </draw:line>
      <draw:custom-shape presentation:style-name="Mpr2" draw:text-style-name="MP6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21.7cm" svg:height="0.569cm" svg:x="0.6cm" svg:y="20.231cm" presentation:class="date-time">
        <draw:text-box>
          <text:p text:style-name="MP7"><text:span text:style-name="MT2"><presentation:footer/></text:span></text:p>
        </draw:text-box>
      </draw:frame>
      <draw:frame presentation:style-name="Mpr4" draw:text-style-name="MP10" draw:layer="backgroundobjects" svg:width="3.799cm" svg:height="0.569cm" svg:x="23.8cm" svg:y="20.231cm" presentation:class="page-number">
        <draw:text-box>
          <text:p text:style-name="MP9"><text:span text:style-name="MT3"><text:page-number>&lt;number&gt;</text:page-number></text:span><text:span text:style-name="MT3">/</text:span><text:span text:style-name="MT3"><text:page-count>30</text:page-count></text:span></text:p>
        </draw:text-box>
      </draw:frame>
      <draw:frame draw:style-name="Mgr3" draw:text-style-name="MP11" draw:layer="backgroundobjects" svg:width="1.317cm" svg:height="1.796cm" svg:x="26.2cm" svg:y="0.4cm">
        <draw:image xlink:href="Pictures/100002010000006300000087F2D3CB5DB04800F0.png" xlink:type="simple" xlink:show="embed" xlink:actuate="onLoad" loext:mime-type="image/png">
          <text:p/>
        </draw:image>
      </draw:frame>
      <draw:frame presentation:style-name="Mpr5" draw:text-style-name="MP12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1" style:display-name="file:///home/sb17498/.config/libreoffice/4/user/template/MetropolisTemplate.otp1" style:page-layout-name="PM1" draw:style-name="Mdp2">
      <draw:frame presentation:style-name="file_3a__2f__2f__2f_home_2f_sb17498_2f_.config_2f_libreoffice_2f_4_2f_user_2f_template_2f_MetropolisTemplate.otp1-title" draw:layer="backgroundobjects" svg:width="17.6cm" svg:height="3.506cm" svg:x="5.2cm" svg:y="6.637cm" presentation:class="title" presentation:placeholder="true">
        <draw:text-box/>
      </draw:frame>
      <draw:frame presentation:style-name="file_3a__2f__2f__2f_home_2f_sb17498_2f_.config_2f_libreoffice_2f_4_2f_user_2f_template_2f_MetropolisTemplate.otp1-outline1" draw:layer="backgroundobjects" svg:width="2.599cm" svg:height="1.086cm" svg:x="23cm" svg:y="18.914cm" presentation:class="outline" presentation:placeholder="true">
        <draw:text-box/>
      </draw:frame>
      <draw:line presentation:style-name="Mpr8" draw:text-style-name="MP13" draw:layer="backgroundobjects" svg:x1="5cm" svg:y1="10.8cm" svg:x2="23cm" svg:y2="10.8cm">
        <text:p/>
      </draw:line>
      <presentation:notes style:page-layout-name="PM0">
        <office:forms form:automatic-focus="false" form:apply-design-mode="false"/>
        <draw:page-thumbnail presentation:style-name="file_3a__2f__2f__2f_home_2f_sb17498_2f_.config_2f_libreoffice_2f_4_2f_user_2f_template_2f_MetropolisTemplate.otp1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layer="backgroundobjects" svg:width="25.199cm" svg:height="3.506cm" svg:x="1.4cm" svg:y="3.137cm" presentation:class="title">
        <draw:text-box>
          <text:p>Click to edit the title text format</text:p>
        </draw:text-box>
      </draw:frame>
      <draw:frame presentation:style-name="Mpr12" draw:layer="backgroundobjects" svg:width="25.199cm" svg:height="2.286cm" svg:x="1.4cm" svg:y="15.3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3" style:display-name="file:///home/sb17498/.config/libreoffice/4/user/template/MetropolisTemplate.otp3" style:page-layout-name="PM1" draw:style-name="Mdp2">
      <draw:frame presentation:style-name="file_3a__2f__2f__2f_home_2f_sb17498_2f_.config_2f_libreoffice_2f_4_2f_user_2f_template_2f_MetropolisTemplate.otp3-title" draw:layer="backgroundobjects" svg:width="25.199cm" svg:height="4.3cm" svg:x="1.8cm" svg:y="4.6cm" presentation:class="title" presentation:placeholder="true">
        <draw:text-box/>
      </draw:frame>
      <draw:frame presentation:style-name="Mpr15" draw:layer="backgroundobjects" svg:width="3.2cm" svg:height="3.8cm" svg:x="2cm" svg:y="12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14" draw:layer="backgroundobjects" svg:x1="1.713cm" svg:y1="10.2cm" svg:x2="26.412cm" svg:y2="10.2cm">
        <text:p/>
      </draw:line>
      <draw:frame draw:style-name="Mgr3" draw:text-style-name="MP11" draw:layer="backgroundobjects" svg:width="9.4cm" svg:height="1.97cm" svg:x="16.4cm" svg:y="4.19cm">
        <draw:image xlink:href="Pictures/100002010000028400000087DC8161E4778AF136.png" xlink:type="simple" xlink:show="embed" xlink:actuate="onLoad" loext:mime-type="image/png">
          <text:p/>
        </draw:image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file_3a__2f__2f__2f_home_2f_sb17498_2f_.config_2f_libreoffice_2f_4_2f_user_2f_template_2f_MetropolisTemplate.otp3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3:11:14.523675684</meta:creation-date>
    <meta:editing-duration>P2DT13H56S</meta:editing-duration>
    <meta:editing-cycles>404</meta:editing-cycles>
    <meta:generator>LibreOffice/6.2.5.2$Linux_X86_64 LibreOffice_project/20$Build-2</meta:generator>
    <dc:title>MetroVan</dc:title>
    <dc:date>2019-08-19T06:08:17.273780800</dc:date>
    <meta:document-statistic meta:object-count="340"/>
    <meta:user-defined meta:name="TexMathsIgnorePreamble">FALSE</meta:user-defined>
    <meta:user-defined meta:name="TexMathsPreamble">% XeLaTex Compiler§§\usepackage{amsmath}§\usepackage{amssymb}§\usepackage{mathtools}§%\usepackage{fontspec}§\usepackage{unicode-math}§\usepackage[usenames]{color}§§\usepackage{stmaryrd}§\usepackage{semantic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  <meta:template xlink:type="simple" xlink:actuate="onRequest" xlink:title="MetroVan" xlink:href="../../../../../Templates/MetroVan.otp" meta:date="2019-06-28T13:11:13.311833717"/>
  </office:meta>
</office:document-meta>
</file>